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dom="http://www.w3.org/2001/xml-events" xmlns:xforms="http://www.w3.org/2002/xforms" xmlns:xsd="http://www.w3.org/2001/XMLSchema" xmlns:xsi="http://www.w3.org/2001/XMLSchema-instance" office:version="1.1">
  <office:scripts/>
  <office:font-face-decls>
    <style:font-face style:name="DejaVu Sans" svg:font-family="DejaVu Sans"/>
  </office:font-face-decls>
  <office:automatic-styles>
    <style:style style:name="TBL0" style:master-page-name="master_0" style:family="table">
      <style:table-properties table:align="left" style:width="8.2638in"/>
    </style:style>
    <style:style style:name="TC0" style:family="table-column">
      <style:table-column-properties style:column-width="0.5694in"/>
    </style:style>
    <style:style style:name="TC1" style:family="table-column">
      <style:table-column-properties style:column-width="7.1527in"/>
    </style:style>
    <style:style style:name="TC2" style:family="table-column">
      <style:table-column-properties style:column-width="0.5416in"/>
    </style:style>
    <style:style style:name="TR0" style:family="table-row">
      <style:table-row-properties style:use-optimal-row-height="false" style:row-height="4.4027in"/>
    </style:style>
    <style:style style:name="C0" style:family="table-cell">
      <style:table-cell-properties style:shrink-to-fit="false" fo:wrap-option="wrap" style:vertical-align="top"/>
      <style:paragraph-properties fo:text-align="start"/>
    </style:style>
    <style:style style:name="TR1" style:family="table-row">
      <style:table-row-properties style:use-optimal-row-height="false" style:row-height="0.4166in"/>
    </style:style>
    <style:style style:name="C1" style:family="table-cell">
      <style:table-cell-properties style:shrink-to-fit="false" fo:wrap-option="wrap" fo:padding-top="0.0in" fo:padding-left="0.0in" fo:padding-bottom="0.0in" fo:padding-right="0.0in" style:vertical-align="top"/>
      <style:paragraph-properties fo:text-align="start"/>
    </style:style>
    <style:style style:name="P0" style:family="paragraph">
      <style:paragraph-properties fo:line-height="100%" fo:text-align="start" fo:text-indent="0.0in" fo:margin-left="0.0in" fo:margin-right="0.0in" fo:margin-top="0.0in" fo:margin-bottom="0.0in" style:vertical-align="top">
</style:paragraph-properties>
      <style:text-properties style:text-rotation-angle="0">
</style:text-properties>
    </style:style>
    <style:style style:name="T0" style:family="text">
      <style:text-properties style:font-name="DejaVu Sans" fo:font-size="22.0pt" style:font-size-asian="22.0pt" style:font-size-complex="22.0pt">
</style:text-properties>
    </style:style>
    <style:style style:name="TR2" style:family="table-row">
      <style:table-row-properties style:use-optimal-row-height="false" style:row-height="0.0277in"/>
    </style:style>
    <style:style style:name="TR3" style:family="table-row">
      <style:table-row-properties style:use-optimal-row-height="false" style:row-height="0.2777in"/>
    </style:style>
    <style:style style:name="T1" style:family="text">
      <style:text-properties style:font-name="DejaVu Sans" fo:font-size="10.0pt" style:font-size-asian="10.0pt" style:font-size-complex="10.0pt">
</style:text-properties>
    </style:style>
    <style:style style:name="TR4" style:family="table-row">
      <style:table-row-properties style:use-optimal-row-height="false" style:row-height="6.5694in"/>
    </style:style>
    <style:style style:name="TBL1" style:master-page-name="master_0" style:family="table">
      <style:table-properties table:align="left" style:width="8.2638in" fo:break-before="page"/>
    </style:style>
    <style:style style:name="TC3" style:family="table-column">
      <style:table-column-properties style:column-width="0.5555in"/>
    </style:style>
    <style:style style:name="TC4" style:family="table-column">
      <style:table-column-properties style:column-width="5.6111in"/>
    </style:style>
    <style:style style:name="TC5" style:family="table-column">
      <style:table-column-properties style:column-width="1.125in"/>
    </style:style>
    <style:style style:name="TC6" style:family="table-column">
      <style:table-column-properties style:column-width="0.4166in"/>
    </style:style>
    <style:style style:name="TR5" style:family="table-row">
      <style:table-row-properties style:use-optimal-row-height="false" style:row-height="0.6944in"/>
    </style:style>
    <style:style style:name="G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6" style:family="table-row">
      <style:table-row-properties style:use-optimal-row-height="false" style:row-height="0.1388in"/>
    </style:style>
    <style:style style:name="TR7" style:family="table-row">
      <style:table-row-properties style:use-optimal-row-height="false" style:row-height="0.3472in"/>
    </style:style>
    <style:style style:name="C2" style:family="table-cell">
      <style:table-cell-properties style:shrink-to-fit="false" fo:wrap-option="wrap" fo:padding-top="0.0in" fo:padding-left="0.0in" fo:padding-bottom="0.0in" fo:padding-right="0.0in" style:vertical-align="top"/>
      <style:paragraph-properties fo:text-align="start"/>
    </style:style>
    <style:style style:name="T2" style:family="text">
      <style:text-properties fo:color="#7CA9BF" style:font-name="DejaVu Sans" fo:font-size="20.0pt" style:font-size-asian="20.0pt" style:font-size-complex="20.0pt">
</style:text-properties>
    </style:style>
    <style:style style:name="TR8" style:family="table-row">
      <style:table-row-properties style:use-optimal-row-height="false" style:row-height="0.0694in"/>
    </style:style>
    <style:style style:name="TR9" style:family="table-row">
      <style:table-row-properties style:use-optimal-row-height="false" style:row-height="0.5694in"/>
    </style:style>
    <style:style style:name="T3" style:family="text">
      <style:text-properties style:font-name="DejaVu Sans" fo:font-size="12.0pt" style:font-size-asian="12.0pt" style:font-size-complex="12.0pt">
</style:text-properties>
    </style:style>
    <style:style style:name="TR10" style:family="table-row">
      <style:table-row-properties style:use-optimal-row-height="false" style:row-height="9.1805in"/>
    </style:style>
    <style:style style:name="C3" style:family="table-cell">
      <style:table-cell-properties style:shrink-to-fit="false" fo:wrap-option="wrap" fo:padding-top="0.0in" fo:padding-left="0.0in" fo:padding-bottom="0.0in" fo:padding-right="0.0in" style:vertical-align="middle"/>
      <style:paragraph-properties fo:text-align="start"/>
    </style:style>
    <style:style style:name="P1" style:family="paragraph">
      <style:paragraph-properties fo:line-height="100%" fo:text-align="start" fo:text-indent="0.0in" fo:margin-left="0.0in" fo:margin-right="0.0in" fo:margin-top="0.0in" fo:margin-bottom="0.0in" style:vertical-align="middle">
</style:paragraph-properties>
      <style:text-properties style:text-rotation-angle="0">
</style:text-properties>
    </style:style>
    <style:style style:name="T4" style:family="text">
      <style:text-properties fo:color="#666666" style:font-name="DejaVu Sans" fo:font-size="8.0pt" style:font-size-asian="8.0pt" style:font-size-complex="8.0pt">
</style:text-properties>
    </style:style>
    <style:style style:name="C4" style:family="table-cell">
      <style:table-cell-properties style:shrink-to-fit="false" fo:wrap-option="wrap" fo:padding-top="0.0in" fo:padding-left="0.0in" fo:padding-bottom="0.0in" fo:padding-right="0.0in" style:vertical-align="middle"/>
      <style:paragraph-properties fo:text-align="end"/>
    </style:style>
    <style:style style:name="P2" style:family="paragraph">
      <style:paragraph-properties fo:line-height="100%" fo:text-align="end" fo:text-indent="0.0in" fo:margin-left="0.0in" fo:margin-right="0.0in" fo:margin-top="0.0in" fo:margin-bottom="0.0in" style:vertical-align="middle">
</style:paragraph-properties>
      <style:text-properties style:text-rotation-angle="0">
</style:text-properties>
    </style:style>
    <style:style style:name="G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11" style:family="table-row">
      <style:table-row-properties style:use-optimal-row-height="false" style:row-height="0.2083in"/>
    </style:style>
    <style:style style:name="TR12" style:family="table-row">
      <style:table-row-properties style:use-optimal-row-height="false" style:row-height="0.2638in"/>
    </style:style>
    <style:style style:name="C5" style:family="table-cell">
      <style:table-cell-properties style:shrink-to-fit="false" fo:wrap-option="wrap" fo:padding-top="0.0in" fo:padding-left="0.0in" fo:padding-bottom="0.0in" fo:padding-right="0.0in" style:vertical-align="bottom"/>
      <style:paragraph-properties fo:text-align="start"/>
    </style:style>
    <style:style style:name="P3" style:family="paragraph">
      <style:paragraph-properties fo:line-height="100%" fo:text-align="start" fo:text-indent="0.0in" fo:margin-left="0.0in" fo:margin-right="0.0in" fo:margin-top="0.0in" fo:margin-bottom="0.0in" style:vertical-align="bottom">
</style:paragraph-properties>
      <style:text-properties style:text-rotation-angle="0">
</style:text-properties>
    </style:style>
    <style:style style:name="T5" style:family="text">
      <style:text-properties fo:color="#7CA9BF" style:font-name="DejaVu Sans" fo:font-size="16.0pt" style:font-size-asian="16.0pt" style:font-size-complex="16.0pt">
</style:text-properties>
    </style:style>
    <style:style style:name="T6" style:family="text">
      <style:text-properties style:font-name="DejaVu Sans" fo:font-size="12.0pt" style:font-size-asian="12.0pt" style:font-size-complex="12.0pt" fo:font-style="italic">
</style:text-properties>
    </style:style>
    <style:style style:name="TR13" style:family="table-row">
      <style:table-row-properties style:use-optimal-row-height="false" style:row-height="4.2361in"/>
    </style:style>
    <style:style style:name="G2"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14" style:family="table-row">
      <style:table-row-properties style:use-optimal-row-height="false" style:row-height="0.4861in"/>
    </style:style>
    <style:style style:name="T7" style:family="text">
      <style:text-properties fo:color="#7CA9BF" style:font-name="DejaVu Sans" fo:font-size="14.0pt" style:font-size-asian="14.0pt" style:font-size-complex="14.0pt">
</style:text-properties>
    </style:style>
    <style:style style:name="TR15" style:family="table-row">
      <style:table-row-properties style:use-optimal-row-height="false" style:row-height="0.0416in"/>
    </style:style>
    <style:style style:name="TR16" style:family="table-row">
      <style:table-row-properties style:use-optimal-row-height="false" style:row-height="0.375in"/>
    </style:style>
    <style:style style:name="C6" style:family="table-cell">
      <style:table-cell-properties style:shrink-to-fit="false" fo:wrap-option="wrap" fo:padding-top="0.0in" fo:border-left="0.0277in solid #A2C7DA" fo:padding-left="0.0694in" fo:padding-bottom="0.0in" fo:padding-right="0.0in" style:vertical-align="top"/>
      <style:paragraph-properties fo:text-align="start"/>
    </style:style>
    <style:style style:name="TR17" style:family="table-row">
      <style:table-row-properties style:use-optimal-row-height="false" style:row-height="3.9305in"/>
    </style:style>
    <style:style style:name="TC7" style:family="table-column">
      <style:table-column-properties style:column-width="3.5694in"/>
    </style:style>
    <style:style style:name="TC8" style:family="table-column">
      <style:table-column-properties style:column-width="2.0416in"/>
    </style:style>
    <style:style style:name="TC9" style:family="table-column">
      <style:table-column-properties style:column-width="0.4027in"/>
    </style:style>
    <style:style style:name="TC10" style:family="table-column">
      <style:table-column-properties style:column-width="0.0138in"/>
    </style:style>
    <style:style style:name="G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18" style:family="table-row">
      <style:table-row-properties style:use-optimal-row-height="false" style:row-height="5.125in"/>
    </style:style>
    <style:style style:name="G4"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19" style:family="table-row">
      <style:table-row-properties style:use-optimal-row-height="false" style:row-height="0.2222in"/>
    </style:style>
    <style:style style:name="C7" style:family="table-cell">
      <style:table-cell-properties style:shrink-to-fit="false" fo:wrap-option="wrap" fo:background-color="#A2C7DA" fo:border-top="0.0069in solid #7CA9BF" fo:padding-top="0.0277in" fo:border-left="0.0069in solid #7CA9BF" fo:padding-left="0.0277in" fo:border-bottom="0.0069in solid #7CA9BF" fo:padding-bottom="0.0277in" fo:border-right="0.0069in solid #7CA9BF" fo:padding-right="0.0277in" style:vertical-align="middle"/>
      <style:paragraph-properties fo:text-align="start"/>
    </style:style>
    <style:style style:name="T8" style:family="text">
      <style:text-properties style:font-name="DejaVu Sans" fo:font-size="10.0pt" style:font-size-asian="10.0pt" style:font-size-complex="10.0pt" fo:font-weight="bold" fo:background-color="#A2C7DA">
</style:text-properties>
    </style:style>
    <style:style style:name="C8" style:family="table-cell">
      <style:table-cell-properties style:shrink-to-fit="false" fo:wrap-option="wrap" fo:border-top="0.0069in solid #7CA9BF" fo:padding-top="0.0277in" fo:border-left="0.0069in solid #7CA9BF" fo:padding-left="0.0277in" fo:border-bottom="0.0069in solid #7CA9BF" fo:padding-bottom="0.0277in" fo:border-right="0.0069in solid #7CA9BF" fo:padding-right="0.0277in" style:vertical-align="middle"/>
      <style:paragraph-properties fo:text-align="start"/>
    </style:style>
    <style:style style:name="TR20" style:family="table-row">
      <style:table-row-properties style:use-optimal-row-height="false" style:row-height="0.1805in"/>
    </style:style>
    <style:style style:name="G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1" style:family="table-row">
      <style:table-row-properties style:use-optimal-row-height="false" style:row-height="0.1666in"/>
    </style:style>
    <style:style style:name="G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2" style:family="table-row">
      <style:table-row-properties style:use-optimal-row-height="false" style:row-height="7.5in"/>
    </style:style>
    <style:style style:name="G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3" style:family="table-row">
      <style:table-row-properties style:use-optimal-row-height="false" style:row-height="1.9027in"/>
    </style:style>
    <style:style style:name="G8"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4" style:family="table-row">
      <style:table-row-properties style:use-optimal-row-height="false" style:row-height="6.3888in"/>
    </style:style>
    <style:style style:name="G1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5" style:family="table-row">
      <style:table-row-properties style:use-optimal-row-height="false" style:row-height="5.2777in"/>
    </style:style>
    <style:style style:name="G11"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12"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6" style:family="table-row">
      <style:table-row-properties style:use-optimal-row-height="false" style:row-height="10.3055in"/>
    </style:style>
    <style:style style:name="G1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7" style:family="table-row">
      <style:table-row-properties style:use-optimal-row-height="false" style:row-height="3.9444in"/>
    </style:style>
    <style:style style:name="G14"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28" style:family="table-row">
      <style:table-row-properties style:use-optimal-row-height="false" style:row-height="0.0555in"/>
    </style:style>
    <style:style style:name="G1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29" style:family="table-row">
      <style:table-row-properties style:use-optimal-row-height="false" style:row-height="7.9444in"/>
    </style:style>
    <style:style style:name="G1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0" style:family="table-row">
      <style:table-row-properties style:use-optimal-row-height="false" style:row-height="9.1388in"/>
    </style:style>
    <style:style style:name="G17"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1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1" style:family="table-row">
      <style:table-row-properties style:use-optimal-row-height="false" style:row-height="6.9583in"/>
    </style:style>
    <style:style style:name="G1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2" style:family="table-row">
      <style:table-row-properties style:use-optimal-row-height="false" style:row-height="2.25in"/>
    </style:style>
    <style:style style:name="G20"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33" style:family="table-row">
      <style:table-row-properties style:use-optimal-row-height="false" style:row-height="1.9444in"/>
    </style:style>
    <style:style style:name="G2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4" style:family="table-row">
      <style:table-row-properties style:use-optimal-row-height="false" style:row-height="2.0833in"/>
    </style:style>
    <style:style style:name="G22"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35" style:family="table-row">
      <style:table-row-properties style:use-optimal-row-height="false" style:row-height="0.1111in"/>
    </style:style>
    <style:style style:name="G2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6" style:family="table-row">
      <style:table-row-properties style:use-optimal-row-height="false" style:row-height="9.5in"/>
    </style:style>
    <style:style style:name="G24"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37" style:family="table-row">
      <style:table-row-properties style:use-optimal-row-height="false" style:row-height="1.9583in"/>
    </style:style>
    <style:style style:name="G25"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38" style:family="table-row">
      <style:table-row-properties style:use-optimal-row-height="false" style:row-height="1.5694in"/>
    </style:style>
    <style:style style:name="G2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27"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39" style:family="table-row">
      <style:table-row-properties style:use-optimal-row-height="false" style:row-height="2.3888in"/>
    </style:style>
    <style:style style:name="G2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0" style:family="table-row">
      <style:table-row-properties style:use-optimal-row-height="false" style:row-height="1.875in"/>
    </style:style>
    <style:style style:name="G29"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41" style:family="table-row">
      <style:table-row-properties style:use-optimal-row-height="false" style:row-height="0.0972in"/>
    </style:style>
    <style:style style:name="G3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3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32"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3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34"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35"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3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3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2" style:family="table-row">
      <style:table-row-properties style:use-optimal-row-height="false" style:row-height="3.9722in"/>
    </style:style>
    <style:style style:name="G38"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43" style:family="table-row">
      <style:table-row-properties style:use-optimal-row-height="false" style:row-height="0.7638in"/>
    </style:style>
    <style:style style:name="G3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4" style:family="table-row">
      <style:table-row-properties style:use-optimal-row-height="false" style:row-height="8.8333in"/>
    </style:style>
    <style:style style:name="G4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5" style:family="table-row">
      <style:table-row-properties style:use-optimal-row-height="false" style:row-height="4.8888in"/>
    </style:style>
    <style:style style:name="G41"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TR46" style:family="table-row">
      <style:table-row-properties style:use-optimal-row-height="false" style:row-height="0.9583in"/>
    </style:style>
    <style:style style:name="G42"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7" style:family="table-row">
      <style:table-row-properties style:use-optimal-row-height="false" style:row-height="5.7222in"/>
    </style:style>
    <style:style style:name="G4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8" style:family="table-row">
      <style:table-row-properties style:use-optimal-row-height="false" style:row-height="8.6111in"/>
    </style:style>
    <style:style style:name="G44" style:family="graphic" style:parent-style-name="Graphics">
      <style:graphic-properties draw:fill-color="#null" style:horizontal-pos="left" style:horizontal-rel="paragraph" style:vertical-pos="top" style:vertical-rel="paragraph" svg:stroke-color="#000000" draw:stroke="solid" draw:stroke-dash="Dashed" svg:stroke-width="0.0in"/>
    </style:style>
    <style:style style:name="G4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49" style:family="table-row">
      <style:table-row-properties style:use-optimal-row-height="false" style:row-height="5.1944in"/>
    </style:style>
    <style:style style:name="TC11" style:family="table-column">
      <style:table-column-properties style:column-width="2.0694in"/>
    </style:style>
    <style:style style:name="TC12" style:family="table-column">
      <style:table-column-properties style:column-width="3.5277in"/>
    </style:style>
    <style:style style:name="G4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0" style:family="table-row">
      <style:table-row-properties style:use-optimal-row-height="false" style:row-height="0.1944in"/>
    </style:style>
    <style:style style:name="T9" style:family="text">
      <style:text-properties style:font-name="DejaVu Sans" fo:font-size="13.0pt" style:font-size-asian="13.0pt" style:font-size-complex="13.0pt">
</style:text-properties>
    </style:style>
    <style:style style:name="TR51" style:family="table-row">
      <style:table-row-properties style:use-optimal-row-height="false" style:row-height="1.1527in"/>
    </style:style>
    <style:style style:name="TR52" style:family="table-row">
      <style:table-row-properties style:use-optimal-row-height="false" style:row-height="0.4305in"/>
    </style:style>
    <style:style style:name="G4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4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3" style:family="table-row">
      <style:table-row-properties style:use-optimal-row-height="false" style:row-height="0.5555in"/>
    </style:style>
    <style:style style:name="G4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5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5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4" style:family="table-row">
      <style:table-row-properties style:use-optimal-row-height="false" style:row-height="0.3611in"/>
    </style:style>
    <style:style style:name="G52"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5" style:family="table-row">
      <style:table-row-properties style:use-optimal-row-height="false" style:row-height="5.4722in"/>
    </style:style>
    <style:style style:name="G5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54"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6" style:family="table-row">
      <style:table-row-properties style:use-optimal-row-height="false" style:row-height="3.125in"/>
    </style:style>
    <style:style style:name="G5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7" style:family="table-row">
      <style:table-row-properties style:use-optimal-row-height="false" style:row-height="0.4027in"/>
    </style:style>
    <style:style style:name="G5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8" style:family="table-row">
      <style:table-row-properties style:use-optimal-row-height="false" style:row-height="0.25in"/>
    </style:style>
    <style:style style:name="G5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5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59" style:family="table-row">
      <style:table-row-properties style:use-optimal-row-height="false" style:row-height="3.2361in"/>
    </style:style>
    <style:style style:name="TC13" style:family="table-column">
      <style:table-column-properties style:column-width="2.0833in"/>
    </style:style>
    <style:style style:name="G5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60" style:family="table-row">
      <style:table-row-properties style:use-optimal-row-height="false" style:row-height="7.0694in"/>
    </style:style>
    <style:style style:name="G6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61" style:family="table-row">
      <style:table-row-properties style:use-optimal-row-height="false" style:row-height="0.6111in"/>
    </style:style>
    <style:style style:name="G62"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4"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69"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0"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1"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2"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3"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4"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5"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6"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7"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G78" style:family="graphic" style:parent-style-name="Graphics">
      <style:graphic-properties draw:fill-color="#null" style:horizontal-pos="left" style:horizontal-rel="paragraph" style:vertical-pos="top" style:vertical-rel="paragraph" fo:clip="rect(0.0in,0.0in,5.5729in,0.0in)" svg:stroke-color="#000000" draw:stroke="solid" draw:stroke-dash="Dashed" svg:stroke-width="0.0in"/>
    </style:style>
    <style:style style:name="TR62" style:family="table-row">
      <style:table-row-properties style:use-optimal-row-height="false" style:row-height="2.4166in"/>
    </style:style>
    <style:style style:name="empty-cell" style:family="table-cell">
      <style:table-cell-properties fo:wrap-option="wrap" style:shrink-to-fit="false" fo:border="0in solid #000000"/>
    </style:style>
  </office:automatic-styles>
  <office:body>
    <office:text>
      <office:forms form:automatic-focus="false" form:apply-design-mode="false"/>
      <table:table table:name="TBL_0_0" table:style-name="TBL0">
        <table:table-column table:style-name="TC0">
</table:table-column>
        <table:table-column table:style-name="TC1">
</table:table-column>
        <table:table-column table:style-name="TC2">
</table:table-column>
        <table:table-row table:style-name="TR0">
          <table:table-cell table:style-name="C0"/>
          <table:table-cell table:style-name="C0"/>
          <table:table-cell table:style-name="C0"/>
        </table:table-row>
        <table:table-row table:style-name="TR1">
          <table:table-cell table:style-name="C0"/>
          <table:table-cell table:style-name="C1">
            <text:p text:style-name="P0"><text:bookmark text:name="JR_PAGE_ANCHOR_0_1"/><text:span text:style-name="T0">Servisní a provozní historie</text:span></text:p>
          </table:table-cell>
          <table:table-cell table:style-name="C0"/>
        </table:table-row>
        <table:table-row table:style-name="TR2">
          <table:table-cell table:style-name="C0"/>
          <table:table-cell table:style-name="C0"/>
          <table:table-cell table:style-name="C0"/>
        </table:table-row>
        <table:table-row table:style-name="TR3">
          <table:table-cell table:style-name="C0"/>
          <table:table-cell table:style-name="C1">
            <text:p text:style-name="P0"><text:span text:style-name="T1">16 Nov 2022 02:03:07</text:span></text:p>
          </table:table-cell>
          <table:table-cell table:style-name="C0"/>
        </table:table-row>
        <table:table-row table:style-name="TR4">
          <table:table-cell table:style-name="C0"/>
          <table:table-cell table:style-name="C0"/>
          <table:table-cell table:style-name="C0"/>
        </table:table-row>
      </table:table>
      <table:table table:name="TBL_0_1" table:style-name="TBL1">
        <table:table-column table:style-name="TC3">
</table:table-column>
        <table:table-column table:style-name="TC4">
</table:table-column>
        <table:table-column table:style-name="TC5">
</table:table-column>
        <table:table-column table:style-name="TC6">
</table:table-column>
        <table:table-column table:style-name="TC3">
</table:table-column>
        <table:table-row table:style-name="TR5">
          <table:table-cell table:style-name="C1" table:number-columns-spanned="5">
            <text:p><text:bookmark text:name="JR_PAGE_ANCHOR_0_2"/><draw:frame text:anchor-type="paragraph" draw:style-name="G0" svg:x="0.0in" svg:y="0.0in" svg:width="8.2638in" svg:height="0.6944in"><draw:image xlink:href="Pictures/img_0_1_0" xlink:type="simple" xlink:show="embed" xlink:actuate="onLoad"/>
</draw:frame></text:p>
          </table: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3">
            <text:p text:style-name="P0"><text:span text:style-name="T2">Purpose</text:span></text:p>
          </table: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row>
        <table:table-row table:style-name="TR9">
          <table:table-cell table:style-name="C0"/>
          <table:table-cell table:style-name="C1" table:number-columns-spanned="3">
            <text:p text:style-name="P0"><text:span text:style-name="T3">Model architektury Servisní a provozní historie je praktickou částí diplomové práce Návrh architektury distribuované databáze pro uchování servisní historie automobilu (Martin Friedmann, Vysoká škola ekonomická, 2022).</text:span></text:p>
          </table:table-cell>
          <table:covered-table-cell/>
          <table:covered-table-cell/>
          <table:table-cell table:style-name="C0"/>
        </table:table-row>
        <table:table-row table:style-name="TR10">
          <table:table-cell table:style-name="C0"/>
          <table:table-cell table:style-name="C0"/>
          <table:table-cell table:style-name="C0"/>
          <table:table-cell table:style-name="C0"/>
          <table:table-cell table:style-name="C0"/>
        </table:table-row>
        <table:table-row table:style-name="TR5">
          <table:table-cell table:style-name="C0"/>
          <table:table-cell table:style-name="C3">
            <text:p text:style-name="P1"><text:span text:style-name="T4">Servisní a provozní historie</text:span></text:p>
          </table:table-cell>
          <table:table-cell table:style-name="C4">
            <text:p text:style-name="P2"><text:span text:style-name="T4">2</text:span></text:p>
          </table:table-cell>
          <table:table-cell table:style-name="C3">
            <text:p text:style-name="P1"><text:span text:style-name="T4"> / 64</text:span></text:p>
          </table:table-cell>
          <table:table-cell table:style-name="C0"/>
        </table:table-row>
      </table:table>
      <table:table table:name="TBL_0_2" table:style-name="TBL1">
        <table:table-column table:style-name="TC3">
</table:table-column>
        <table:table-column table:style-name="TC4">
</table:table-column>
        <table:table-column table:style-name="TC5">
</table:table-column>
        <table:table-column table:style-name="TC6">
</table:table-column>
        <table:table-column table:style-name="TC3">
</table:table-column>
        <table:table-row table:style-name="TR5">
          <table:table-cell table:style-name="C1" table:number-columns-spanned="5">
            <text:p><text:bookmark text:name="JR_PAGE_ANCHOR_0_3"/><draw:frame text:anchor-type="paragraph" draw:style-name="G1" svg:x="0.0in" svg:y="0.0in" svg:width="8.2638in" svg:height="0.6944in"><draw:image xlink:href="Pictures/img_0_1_0" xlink:type="simple" xlink:show="embed" xlink:actuate="onLoad"/>
</draw:frame></text:p>
          </table: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3">
            <text:p text:style-name="P0"><text:span text:style-name="T2">Views</text:span></text:p>
          </table:table-cell>
          <table:covered-table-cell/>
          <table:covered-table-cell/>
          <table:table-cell table:style-name="C0"/>
        </table:table-row>
        <table:table-row table:style-name="TR11">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3">
            <text:p text:style-name="P3"><text:span text:style-name="T5">00. Rozcestník pohledů</text:span></text:p>
          </table:table-cell>
          <table:covered-table-cell/>
          <table:covered-table-cell/>
          <table:table-cell table:style-name="C0"/>
        </table:table-row>
        <table:table-row table:style-name="TR11">
          <table:table-cell table:style-name="C0"/>
          <table:table-cell table:style-name="C1" table:number-columns-spanned="3">
            <text:p text:style-name="P0"><text:span text:style-name="T6">No viewpoint</text:span></text:p>
          </table: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row>
        <table:table-row table:style-name="TR13">
          <table:table-cell table:style-name="C0"/>
          <table:table-cell table:style-name="C1" table:number-columns-spanned="3">
            <text:p><draw:frame text:anchor-type="paragraph" draw:style-name="G2" svg:x="0.0in" svg:y="0.0in" svg:width="7.1388in" svg:height="4.2361in"><draw:image xlink:href="Pictures/img_0_2_4" xlink:type="simple" xlink:show="embed" xlink:actuate="onLoad"/>
</draw:frame></text:p>
          </table:table-cell>
          <table:covered-table-cell/>
          <table:covered-table-cell/>
          <table:table-cell table:style-name="C0"/>
        </table:table-row>
        <table:table-row table:style-name="TR14">
          <table:table-cell table:style-name="C0"/>
          <table:table-cell table:style-name="C5" table:number-columns-spanned="3">
            <text:p text:style-name="P3"><text:span text:style-name="T7">Documentation</text:span></text:p>
          </table: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3">
            <text:p text:style-name="P0"><text:span text:style-name="T3">Tento pohled souží jako rozcestník pro zmapování, které části architektury jsou popisovány jednotlivými pohledy.</text:span></text:p>
          </table:table-cell>
          <table:covered-table-cell/>
          <table:covered-table-cell/>
          <table:table-cell table:style-name="C0"/>
        </table:table-row>
        <table:table-row table:style-name="TR17">
          <table:table-cell table:style-name="C0"/>
          <table:table-cell table:style-name="C0"/>
          <table:table-cell table:style-name="C0"/>
          <table:table-cell table:style-name="C0"/>
          <table:table-cell table:style-name="C0"/>
        </table:table-row>
        <table:table-row table:style-name="TR5">
          <table:table-cell table:style-name="C0"/>
          <table:table-cell table:style-name="C3">
            <text:p text:style-name="P1"><text:span text:style-name="T4">Servisní a provozní historie</text:span></text:p>
          </table:table-cell>
          <table:table-cell table:style-name="C4">
            <text:p text:style-name="P2"><text:span text:style-name="T4">3</text:span></text:p>
          </table:table-cell>
          <table:table-cell table:style-name="C3">
            <text:p text:style-name="P1"><text:span text:style-name="T4"> / 64</text:span></text:p>
          </table:table-cell>
          <table:table-cell table:style-name="C0"/>
        </table:table-row>
      </table:table>
      <table:table table:name="TBL_0_3"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4"/><draw:frame text:anchor-type="paragraph" draw:style-name="G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1. Přehled architektury</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18">
          <table:table-cell table:style-name="C0"/>
          <table:table-cell table:style-name="C1" table:number-columns-spanned="5">
            <text:p><draw:frame text:anchor-type="paragraph" draw:style-name="G4" svg:x="0.0in" svg:y="0.0in" svg:width="7.125in" svg:height="5.125in"><draw:image xlink:href="Pictures/img_0_3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Přehled architektury poskytuje sjednocený pohled na architekturu jako celek přes všechny tři vrstvy.</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Application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Technology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k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servis</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Běžný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atabáze záznamů</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stribuovaný orientovaný acyklický graf</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okument</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20">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text:span></text:p>
          </table:table-cell>
          <table:table-cell table:style-name="C3" table:number-columns-spanned="2">
            <text:p text:style-name="P1"><text:span text:style-name="T4"> / 64</text:span></text:p>
          </table:table-cell>
          <table:covered-table-cell/>
          <table:table-cell table:style-name="C0"/>
        </table:table-row>
      </table:table>
      <table:table table:name="TBL_0_4"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5"/><draw:frame text:anchor-type="paragraph" draw:style-name="G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IoT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IPFS uložiště</text:span></text:p>
          </table:table-cell>
          <table:table-cell table:style-name="C8" table:number-columns-spanned="3">
            <text:p text:style-name="P1"><text:span text:style-name="T1">Communication Network</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potvrzený list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šťov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tvrzený uzel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čítač</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tátní správ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Třetí stra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zel sítě</text:span></text:p>
          </table:table-cell>
          <table:table-cell table:style-name="C8" table:number-columns-spanned="3">
            <text:p text:style-name="P1"><text:span text:style-name="T1">Nod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lastník</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existujícího uzl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vání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kontroly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21">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text:span></text:p>
          </table:table-cell>
          <table:table-cell table:style-name="C3" table:number-columns-spanned="2">
            <text:p text:style-name="P1"><text:span text:style-name="T4"> / 64</text:span></text:p>
          </table:table-cell>
          <table:covered-table-cell/>
          <table:table-cell table:style-name="C0"/>
        </table:table-row>
      </table:table>
      <table:table table:name="TBL_0_5"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6"/><draw:frame text:anchor-type="paragraph" draw:style-name="G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záznamů </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servisních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 s dokumentem</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provoz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servis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Řidič</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22">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text:span></text:p>
          </table:table-cell>
          <table:table-cell table:style-name="C3" table:number-columns-spanned="2">
            <text:p text:style-name="P1"><text:span text:style-name="T4"> / 64</text:span></text:p>
          </table:table-cell>
          <table:covered-table-cell/>
          <table:table-cell table:style-name="C0"/>
        </table:table-row>
      </table:table>
      <table:table table:name="TBL_0_6"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7"/><draw:frame text:anchor-type="paragraph" draw:style-name="G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2. Business vrstv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23">
          <table:table-cell table:style-name="C0"/>
          <table:table-cell table:style-name="C1" table:number-columns-spanned="5">
            <text:p><draw:frame text:anchor-type="paragraph" draw:style-name="G8" svg:x="0.0in" svg:y="0.0in" svg:width="7.125in" svg:height="1.9027in"><draw:image xlink:href="Pictures/img_0_6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Business vrstva zobrazuje klíčové služby, produkty a objekty nabízené jednotlivým business rolím.</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k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servis</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šťov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7</text:span></text:p>
          </table:table-cell>
          <table:table-cell table:style-name="C3" table:number-columns-spanned="2">
            <text:p text:style-name="P1"><text:span text:style-name="T4"> / 64</text:span></text:p>
          </table:table-cell>
          <table:covered-table-cell/>
          <table:table-cell table:style-name="C0"/>
        </table:table-row>
      </table:table>
      <table:table table:name="TBL_0_7"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8"/><draw:frame text:anchor-type="paragraph" draw:style-name="G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tátní správ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Třetí stra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lastník</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kontroly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Řidič</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24">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8</text:span></text:p>
          </table:table-cell>
          <table:table-cell table:style-name="C3" table:number-columns-spanned="2">
            <text:p text:style-name="P1"><text:span text:style-name="T4"> / 64</text:span></text:p>
          </table:table-cell>
          <table:covered-table-cell/>
          <table:table-cell table:style-name="C0"/>
        </table:table-row>
      </table:table>
      <table:table table:name="TBL_0_8"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9"/><draw:frame text:anchor-type="paragraph" draw:style-name="G1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3. Aplikační vrstv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25">
          <table:table-cell table:style-name="C0"/>
          <table:table-cell table:style-name="C1" table:number-columns-spanned="5">
            <text:p><draw:frame text:anchor-type="paragraph" draw:style-name="G11" svg:x="0.0in" svg:y="0.0in" svg:width="7.125in" svg:height="5.2777in"><draw:image xlink:href="Pictures/img_0_8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Aplikační vrstva zobrazuje nezbytné aplikační služby potřebné pro naplnění business služeb, včetně datových objektů a aplikačních komponent.</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Application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Běžný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atabáze záznamů</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IoT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vání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záznamů </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servisních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provoz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servis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9</text:span></text:p>
          </table:table-cell>
          <table:table-cell table:style-name="C3" table:number-columns-spanned="2">
            <text:p text:style-name="P1"><text:span text:style-name="T4"> / 64</text:span></text:p>
          </table:table-cell>
          <table:covered-table-cell/>
          <table:table-cell table:style-name="C0"/>
        </table:table-row>
      </table:table>
      <table:table table:name="TBL_0_9" table:style-name="TBL1">
        <table:table-column table:style-name="TC3">
</table:table-column>
        <table:table-column table:style-name="TC4">
</table:table-column>
        <table:table-column table:style-name="TC5">
</table:table-column>
        <table:table-column table:style-name="TC6">
</table:table-column>
        <table:table-column table:style-name="TC3">
</table:table-column>
        <table:table-row table:style-name="TR5">
          <table:table-cell table:style-name="C1" table:number-columns-spanned="5">
            <text:p><text:bookmark text:name="JR_PAGE_ANCHOR_0_10"/><draw:frame text:anchor-type="paragraph" draw:style-name="G12" svg:x="0.0in" svg:y="0.0in" svg:width="8.2638in" svg:height="0.6944in"><draw:image xlink:href="Pictures/img_0_1_0" xlink:type="simple" xlink:show="embed" xlink:actuate="onLoad"/>
</draw:frame></text:p>
          </table:table-cell>
          <table:covered-table-cell/>
          <table:covered-table-cell/>
          <table:covered-table-cell/>
          <table:covered-table-cell/>
        </table:table-row>
        <table:table-row table:style-name="TR26">
          <table:table-cell table:style-name="C0"/>
          <table:table-cell table:style-name="C0"/>
          <table:table-cell table:style-name="C0"/>
          <table:table-cell table:style-name="C0"/>
          <table:table-cell table:style-name="C0"/>
        </table:table-row>
        <table:table-row table:style-name="TR5">
          <table:table-cell table:style-name="C0"/>
          <table:table-cell table:style-name="C3">
            <text:p text:style-name="P1"><text:span text:style-name="T4">Servisní a provozní historie</text:span></text:p>
          </table:table-cell>
          <table:table-cell table:style-name="C4">
            <text:p text:style-name="P2"><text:span text:style-name="T4">10</text:span></text:p>
          </table:table-cell>
          <table:table-cell table:style-name="C3">
            <text:p text:style-name="P1"><text:span text:style-name="T4"> / 64</text:span></text:p>
          </table:table-cell>
          <table:table-cell table:style-name="C0"/>
        </table:table-row>
      </table:table>
      <table:table table:name="TBL_0_10"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1"/><draw:frame text:anchor-type="paragraph" draw:style-name="G1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4. Technologická vrstv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27">
          <table:table-cell table:style-name="C0"/>
          <table:table-cell table:style-name="C1" table:number-columns-spanned="5">
            <text:p><draw:frame text:anchor-type="paragraph" draw:style-name="G14" svg:x="0.0in" svg:y="0.0in" svg:width="7.1388in" svg:height="3.9444in"><draw:image xlink:href="Pictures/img_0_10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6" table:number-columns-spanned="5">
            <text:p text:style-name="P0"><text:span text:style-name="T3">Technologická vrstva realizuje aplikační služby a zobrazuje technologické procesy, infrastrukturní prvky a datové toky nezbytné pro zajištění požadovaných vlastností architektury.</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1x měsíčně</text:span></text:p>
          </table:table-cell>
          <table:table-cell table:style-name="C8" table:number-columns-spanned="3">
            <text:p text:style-name="P1"><text:span text:style-name="T1">Technology Ev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Technology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CID dokument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or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stribuovaný orientovaný acyklický graf</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okument</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IPFS uložiště</text:span></text:p>
          </table:table-cell>
          <table:table-cell table:style-name="C8" table:number-columns-spanned="3">
            <text:p text:style-name="P1"><text:span text:style-name="T1">Communication Network</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potvrzený list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Ověření rodičovských uzlů</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depsá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tvrzený uzel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čítač</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pagace nového listu do sítě</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ředání dohledaného uzlu na výstup</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ložení dokumentu do sítě IPFS</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2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1</text:span></text:p>
          </table:table-cell>
          <table:table-cell table:style-name="C3" table:number-columns-spanned="2">
            <text:p text:style-name="P1"><text:span text:style-name="T4"> / 64</text:span></text:p>
          </table:table-cell>
          <table:covered-table-cell/>
          <table:table-cell table:style-name="C0"/>
        </table:table-row>
      </table:table>
      <table:table table:name="TBL_0_11"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2"/><draw:frame text:anchor-type="paragraph" draw:style-name="G1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zel sítě</text:span></text:p>
          </table:table-cell>
          <table:table-cell table:style-name="C8" table:number-columns-spanned="3">
            <text:p text:style-name="P1"><text:span text:style-name="T1">Nod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dokumentu v IPFS</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existujícího uzl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uzlu v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tvoře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běr kandidátů na rodičovské uzly</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pis z autodiagnostiky</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 s dokumentem</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29">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2</text:span></text:p>
          </table:table-cell>
          <table:table-cell table:style-name="C3" table:number-columns-spanned="2">
            <text:p text:style-name="P1"><text:span text:style-name="T4"> / 64</text:span></text:p>
          </table:table-cell>
          <table:covered-table-cell/>
          <table:table-cell table:style-name="C0"/>
        </table:table-row>
      </table:table>
      <table:table table:name="TBL_0_12" table:style-name="TBL1">
        <table:table-column table:style-name="TC3">
</table:table-column>
        <table:table-column table:style-name="TC4">
</table:table-column>
        <table:table-column table:style-name="TC5">
</table:table-column>
        <table:table-column table:style-name="TC6">
</table:table-column>
        <table:table-column table:style-name="TC3">
</table:table-column>
        <table:table-row table:style-name="TR5">
          <table:table-cell table:style-name="C1" table:number-columns-spanned="5">
            <text:p><text:bookmark text:name="JR_PAGE_ANCHOR_0_13"/><draw:frame text:anchor-type="paragraph" draw:style-name="G16" svg:x="0.0in" svg:y="0.0in" svg:width="8.2638in" svg:height="0.6944in"><draw:image xlink:href="Pictures/img_0_1_0" xlink:type="simple" xlink:show="embed" xlink:actuate="onLoad"/>
</draw:frame></text:p>
          </table: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3">
            <text:p text:style-name="P3"><text:span text:style-name="T5">05. Detail business role Automobil</text:span></text:p>
          </table:table-cell>
          <table:covered-table-cell/>
          <table:covered-table-cell/>
          <table:table-cell table:style-name="C0"/>
        </table:table-row>
        <table:table-row table:style-name="TR11">
          <table:table-cell table:style-name="C0"/>
          <table:table-cell table:style-name="C1" table:number-columns-spanned="3">
            <text:p text:style-name="P0"><text:span text:style-name="T6">No viewpoint</text:span></text:p>
          </table: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row>
        <table:table-row table:style-name="TR30">
          <table:table-cell table:style-name="C0"/>
          <table:table-cell table:style-name="C1" table:number-columns-spanned="3">
            <text:p><draw:frame text:anchor-type="paragraph" draw:style-name="G17" svg:x="0.0in" svg:y="0.0in" svg:width="7.1388in" svg:height="9.1388in"><draw:image xlink:href="Pictures/img_0_12_3" xlink:type="simple" xlink:show="embed" xlink:actuate="onLoad"/>
</draw:frame></text:p>
          </table:table-cell>
          <table:covered-table-cell/>
          <table:covered-table-cell/>
          <table:table-cell table:style-name="C0"/>
        </table:table-row>
        <table:table-row table:style-name="TR14">
          <table:table-cell table:style-name="C0"/>
          <table:table-cell table:style-name="C0"/>
          <table:table-cell table:style-name="C0"/>
          <table:table-cell table:style-name="C0"/>
          <table:table-cell table:style-name="C0"/>
        </table:table-row>
        <table:table-row table:style-name="TR5">
          <table:table-cell table:style-name="C0"/>
          <table:table-cell table:style-name="C3">
            <text:p text:style-name="P1"><text:span text:style-name="T4">Servisní a provozní historie</text:span></text:p>
          </table:table-cell>
          <table:table-cell table:style-name="C4">
            <text:p text:style-name="P2"><text:span text:style-name="T4">13</text:span></text:p>
          </table:table-cell>
          <table:table-cell table:style-name="C3">
            <text:p text:style-name="P1"><text:span text:style-name="T4"> / 64</text:span></text:p>
          </table:table-cell>
          <table:table-cell table:style-name="C0"/>
        </table:table-row>
      </table:table>
      <table:table table:name="TBL_0_13"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4"/><draw:frame text:anchor-type="paragraph" draw:style-name="G1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Automobil zobrazuje pouze klíčové služby, produkty a objekty poskytování business roly Automobil.</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1">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4</text:span></text:p>
          </table:table-cell>
          <table:table-cell table:style-name="C3" table:number-columns-spanned="2">
            <text:p text:style-name="P1"><text:span text:style-name="T4"> / 64</text:span></text:p>
          </table:table-cell>
          <table:covered-table-cell/>
          <table:table-cell table:style-name="C0"/>
        </table:table-row>
      </table:table>
      <table:table table:name="TBL_0_14"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5"/><draw:frame text:anchor-type="paragraph" draw:style-name="G1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6. Detail business role Automobilk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32">
          <table:table-cell table:style-name="C0"/>
          <table:table-cell table:style-name="C1" table:number-columns-spanned="5">
            <text:p><draw:frame text:anchor-type="paragraph" draw:style-name="G20" svg:x="0.0in" svg:y="0.0in" svg:width="7.1388in" svg:height="2.25in"><draw:image xlink:href="Pictures/img_0_14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Automobilka zobrazuje pouze klíčové služby, produkty a objekty poskytování business roly Automobilka.</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k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3">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5</text:span></text:p>
          </table:table-cell>
          <table:table-cell table:style-name="C3" table:number-columns-spanned="2">
            <text:p text:style-name="P1"><text:span text:style-name="T4"> / 64</text:span></text:p>
          </table:table-cell>
          <table:covered-table-cell/>
          <table:table-cell table:style-name="C0"/>
        </table:table-row>
      </table:table>
      <table:table table:name="TBL_0_15"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6"/><draw:frame text:anchor-type="paragraph" draw:style-name="G21"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7. Detail business role Autoservis</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34">
          <table:table-cell table:style-name="C0"/>
          <table:table-cell table:style-name="C1" table:number-columns-spanned="5">
            <text:p><draw:frame text:anchor-type="paragraph" draw:style-name="G22" svg:x="0.0in" svg:y="0.0in" svg:width="7.125in" svg:height="2.0833in"><draw:image xlink:href="Pictures/img_0_15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Autoservis zobrazuje pouze klíčové služby, produkty a objekty poskytování business roly Autoservis.</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servis</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6</text:span></text:p>
          </table:table-cell>
          <table:table-cell table:style-name="C3" table:number-columns-spanned="2">
            <text:p text:style-name="P1"><text:span text:style-name="T4"> / 64</text:span></text:p>
          </table:table-cell>
          <table:covered-table-cell/>
          <table:table-cell table:style-name="C0"/>
        </table:table-row>
      </table:table>
      <table:table table:name="TBL_0_16"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7"/><draw:frame text:anchor-type="paragraph" draw:style-name="G2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6">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7</text:span></text:p>
          </table:table-cell>
          <table:table-cell table:style-name="C3" table:number-columns-spanned="2">
            <text:p text:style-name="P1"><text:span text:style-name="T4"> / 64</text:span></text:p>
          </table:table-cell>
          <table:covered-table-cell/>
          <table:table-cell table:style-name="C0"/>
        </table:table-row>
      </table:table>
      <table:table table:name="TBL_0_17"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8"/><draw:frame text:anchor-type="paragraph" draw:style-name="G24"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8. Detail business role Pojišťovn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37">
          <table:table-cell table:style-name="C0"/>
          <table:table-cell table:style-name="C1" table:number-columns-spanned="5">
            <text:p><draw:frame text:anchor-type="paragraph" draw:style-name="G25" svg:x="0.0in" svg:y="0.0in" svg:width="7.1388in" svg:height="1.9583in"><draw:image xlink:href="Pictures/img_0_17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Pojišťovna zobrazuje pouze klíčové služby, produkty a objekty poskytování business roly Pojišťovna.</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šťov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8</text:span></text:p>
          </table:table-cell>
          <table:table-cell table:style-name="C3" table:number-columns-spanned="2">
            <text:p text:style-name="P1"><text:span text:style-name="T4"> / 64</text:span></text:p>
          </table:table-cell>
          <table:covered-table-cell/>
          <table:table-cell table:style-name="C0"/>
        </table:table-row>
      </table:table>
      <table:table table:name="TBL_0_18"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19"/><draw:frame text:anchor-type="paragraph" draw:style-name="G2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09. Detail business role Státní správ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32">
          <table:table-cell table:style-name="C0"/>
          <table:table-cell table:style-name="C1" table:number-columns-spanned="5">
            <text:p><draw:frame text:anchor-type="paragraph" draw:style-name="G27" svg:x="0.0in" svg:y="0.0in" svg:width="7.1388in" svg:height="2.25in"><draw:image xlink:href="Pictures/img_0_18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Státní správa zobrazuje pouze klíčové služby, produkty a objekty poskytování business roly Státní správa.</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tátní správ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kontroly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9">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19</text:span></text:p>
          </table:table-cell>
          <table:table-cell table:style-name="C3" table:number-columns-spanned="2">
            <text:p text:style-name="P1"><text:span text:style-name="T4"> / 64</text:span></text:p>
          </table:table-cell>
          <table:covered-table-cell/>
          <table:table-cell table:style-name="C0"/>
        </table:table-row>
      </table:table>
      <table:table table:name="TBL_0_19"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0"/><draw:frame text:anchor-type="paragraph" draw:style-name="G2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10. Detail business role Třetí strana</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40">
          <table:table-cell table:style-name="C0"/>
          <table:table-cell table:style-name="C1" table:number-columns-spanned="5">
            <text:p><draw:frame text:anchor-type="paragraph" draw:style-name="G29" svg:x="0.0in" svg:y="0.0in" svg:width="7.1111in" svg:height="1.875in"><draw:image xlink:href="Pictures/img_0_19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Třetí strana zobrazuje pouze klíčové služby, produkty a objekty poskytování business roly Třetí strana.</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Třetí strana</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41">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0</text:span></text:p>
          </table:table-cell>
          <table:table-cell table:style-name="C3" table:number-columns-spanned="2">
            <text:p text:style-name="P1"><text:span text:style-name="T4"> / 64</text:span></text:p>
          </table:table-cell>
          <table:covered-table-cell/>
          <table:table-cell table:style-name="C0"/>
        </table:table-row>
      </table:table>
      <table:table table:name="TBL_0_20"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1"/><draw:frame text:anchor-type="paragraph" draw:style-name="G3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6">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1</text:span></text:p>
          </table:table-cell>
          <table:table-cell table:style-name="C3" table:number-columns-spanned="2">
            <text:p text:style-name="P1"><text:span text:style-name="T4"> / 64</text:span></text:p>
          </table:table-cell>
          <table:covered-table-cell/>
          <table:table-cell table:style-name="C0"/>
        </table:table-row>
      </table:table>
      <table:table table:name="TBL_0_21"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2"/><draw:frame text:anchor-type="paragraph" draw:style-name="G31"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11. Detail business role Vlastník</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23">
          <table:table-cell table:style-name="C0"/>
          <table:table-cell table:style-name="C1" table:number-columns-spanned="5">
            <text:p><draw:frame text:anchor-type="paragraph" draw:style-name="G32" svg:x="0.0in" svg:y="0.0in" svg:width="7.125in" svg:height="1.9027in"><draw:image xlink:href="Pictures/img_0_21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Vlastník zobrazuje pouze klíčové služby, produkty a objekty poskytování business roly Vlastník.</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lastník</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2</text:span></text:p>
          </table:table-cell>
          <table:table-cell table:style-name="C3" table:number-columns-spanned="2">
            <text:p text:style-name="P1"><text:span text:style-name="T4"> / 64</text:span></text:p>
          </table:table-cell>
          <table:covered-table-cell/>
          <table:table-cell table:style-name="C0"/>
        </table:table-row>
      </table:table>
      <table:table table:name="TBL_0_22"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3"/><draw:frame text:anchor-type="paragraph" draw:style-name="G3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36">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3</text:span></text:p>
          </table:table-cell>
          <table:table-cell table:style-name="C3" table:number-columns-spanned="2">
            <text:p text:style-name="P1"><text:span text:style-name="T4"> / 64</text:span></text:p>
          </table:table-cell>
          <table:covered-table-cell/>
          <table:table-cell table:style-name="C0"/>
        </table:table-row>
      </table:table>
      <table:table table:name="TBL_0_23"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4"/><draw:frame text:anchor-type="paragraph" draw:style-name="G34"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12. Detail business role Řidič</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23">
          <table:table-cell table:style-name="C0"/>
          <table:table-cell table:style-name="C1" table:number-columns-spanned="5">
            <text:p><draw:frame text:anchor-type="paragraph" draw:style-name="G35" svg:x="0.0in" svg:y="0.0in" svg:width="7.125in" svg:height="1.9027in"><draw:image xlink:href="Pictures/img_0_23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5">
            <text:p text:style-name="P0"><text:span text:style-name="T3">Detail business role Řidič zobrazuje pouze klíčové služby, produkty a objekty poskytování business roly Řidič.</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garan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kontrol ST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nezáručních servisních úkon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ojistných událostí</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avidelných prohlídek</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tokolů o krádeži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provozních údajů</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servisní a provozní historie</text:span></text:p>
          </table:table-cell>
          <table:table-cell table:style-name="C8" table:number-columns-spanned="3">
            <text:p text:style-name="P1"><text:span text:style-name="T1">Produ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ence výrobní konfigurace auta</text:span></text:p>
          </table:table-cell>
          <table:table-cell table:style-name="C8" table:number-columns-spanned="3">
            <text:p text:style-name="P1"><text:span text:style-name="T1">Business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Evidování servisní a provozní historie</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garan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kontrol ST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ojistných událostí</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avidelných prohlídek</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tokolů o krádežích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provozních údaj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hlížení výrobních konfigurací aut</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4</text:span></text:p>
          </table:table-cell>
          <table:table-cell table:style-name="C3" table:number-columns-spanned="2">
            <text:p text:style-name="P1"><text:span text:style-name="T4"> / 64</text:span></text:p>
          </table:table-cell>
          <table:covered-table-cell/>
          <table:table-cell table:style-name="C0"/>
        </table:table-row>
      </table:table>
      <table:table table:name="TBL_0_24"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5"/><draw:frame text:anchor-type="paragraph" draw:style-name="G3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nezáručních servisních úkonů</text:span></text:p>
          </table:table-cell>
          <table:table-cell table:style-name="C8" table:number-columns-spanned="3">
            <text:p text:style-name="P1"><text:span text:style-name="T1">Business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Řidič</text:span></text:p>
          </table:table-cell>
          <table:table-cell table:style-name="C8" table:number-columns-spanned="3">
            <text:p text:style-name="P1"><text:span text:style-name="T1">Business Role</text:span></text:p>
          </table:table-cell>
          <table:covered-table-cell/>
          <table:covered-table-cell/>
          <table:table-cell table:style-name="C0"/>
          <table:table-cell table:style-name="C0"/>
        </table:table-row>
        <table:table-row table:style-name="TR36">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5</text:span></text:p>
          </table:table-cell>
          <table:table-cell table:style-name="C3" table:number-columns-spanned="2">
            <text:p text:style-name="P1"><text:span text:style-name="T4"> / 64</text:span></text:p>
          </table:table-cell>
          <table:covered-table-cell/>
          <table:table-cell table:style-name="C0"/>
        </table:table-row>
      </table:table>
      <table:table table:name="TBL_0_25"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6"/><draw:frame text:anchor-type="paragraph" draw:style-name="G3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13. Detail Provozního záznamu</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42">
          <table:table-cell table:style-name="C0"/>
          <table:table-cell table:style-name="C1" table:number-columns-spanned="5">
            <text:p><draw:frame text:anchor-type="paragraph" draw:style-name="G38" svg:x="0.0in" svg:y="0.0in" svg:width="7.1388in" svg:height="3.9722in"><draw:image xlink:href="Pictures/img_0_25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6" table:number-columns-spanned="5">
            <text:p text:style-name="P0"><text:span text:style-name="T3">Detail Provozního záznamu zobrazuje výsek aplikační a technologické vrstvy a popisuje službu zapisování nových provozních záznamů včetně popisu konkrétního technického procesu a nezbytné infrastruktury, potřebné pro řádné zapsání provozního záznamů. </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1x měsíčně</text:span></text:p>
          </table:table-cell>
          <table:table-cell table:style-name="C8" table:number-columns-spanned="3">
            <text:p text:style-name="P1"><text:span text:style-name="T1">Technology Ev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Technology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Application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utomobil</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atabáze záznamů</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stribuovaný orientovaný acyklický graf</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IoT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potvrzený list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Ověření rodičovských uzlů</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depsá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tvrzený uzel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pagace nového listu do sítě</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zel sítě</text:span></text:p>
          </table:table-cell>
          <table:table-cell table:style-name="C8" table:number-columns-spanned="3">
            <text:p text:style-name="P1"><text:span text:style-name="T1">Nod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tvoře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2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6</text:span></text:p>
          </table:table-cell>
          <table:table-cell table:style-name="C3" table:number-columns-spanned="2">
            <text:p text:style-name="P1"><text:span text:style-name="T4"> / 64</text:span></text:p>
          </table:table-cell>
          <table:covered-table-cell/>
          <table:table-cell table:style-name="C0"/>
        </table:table-row>
      </table:table>
      <table:table table:name="TBL_0_26"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7"/><draw:frame text:anchor-type="paragraph" draw:style-name="G3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běr kandidátů na rodičovské uzly</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pis z autodiagnostiky</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provozních záznamů </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provoz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44">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7</text:span></text:p>
          </table:table-cell>
          <table:table-cell table:style-name="C3" table:number-columns-spanned="2">
            <text:p text:style-name="P1"><text:span text:style-name="T4"> / 64</text:span></text:p>
          </table:table-cell>
          <table:covered-table-cell/>
          <table:table-cell table:style-name="C0"/>
        </table:table-row>
      </table:table>
      <table:table table:name="TBL_0_27"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8"/><draw:frame text:anchor-type="paragraph" draw:style-name="G4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5">
            <text:p text:style-name="P3"><text:span text:style-name="T5">14. Detail Servsního záznamu</text:span></text:p>
          </table:table-cell>
          <table:covered-table-cell/>
          <table:covered-table-cell/>
          <table:covered-table-cell/>
          <table:covered-table-cell/>
          <table:table-cell table:style-name="C0"/>
        </table:table-row>
        <table:table-row table:style-name="TR11">
          <table:table-cell table:style-name="C0"/>
          <table:table-cell table:style-name="C1" table:number-columns-spanned="5">
            <text:p text:style-name="P0"><text:span text:style-name="T6">No viewpoint</text:span></text:p>
          </table:table-cell>
          <table:covered-table-cell/>
          <table:covered-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cell table:style-name="C0"/>
          <table:table-cell table:style-name="C0"/>
        </table:table-row>
        <table:table-row table:style-name="TR45">
          <table:table-cell table:style-name="C0"/>
          <table:table-cell table:style-name="C1" table:number-columns-spanned="5">
            <text:p><draw:frame text:anchor-type="paragraph" draw:style-name="G41" svg:x="0.0in" svg:y="0.0in" svg:width="7.1388in" svg:height="4.8888in"><draw:image xlink:href="Pictures/img_0_27_3" xlink:type="simple" xlink:show="embed" xlink:actuate="onLoad"/>
</draw:frame></text:p>
          </table:table-cell>
          <table:covered-table-cell/>
          <table:covered-table-cell/>
          <table:covered-table-cell/>
          <table:covered-table-cell/>
          <table:table-cell table:style-name="C0"/>
        </table:table-row>
        <table:table-row table:style-name="TR14">
          <table:table-cell table:style-name="C0"/>
          <table:table-cell table:style-name="C5" table:number-columns-spanned="5">
            <text:p text:style-name="P3"><text:span text:style-name="T7">Documentation</text:span></text:p>
          </table:table-cell>
          <table:covered-table-cell/>
          <table:covered-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6" table:number-columns-spanned="5">
            <text:p text:style-name="P0"><text:span text:style-name="T3">Detail Servisního záznamu zobrazuje výsek aplikační a technologické vrstvy a popisuje službu zapisování nových servisních záznamů a vyhledávání již existujících provozních i servisních záznamů, a to včetně popisu konkrétního technického procesu a nezbytné infrastruktury, potřebné pro řádné zapsání nových servisních záznamů a vyhledávání již existujících provozních a servisních záznamů. </text:span></text:p>
          </table:table-cell>
          <table:covered-table-cell/>
          <table:covered-table-cell/>
          <table:covered-table-cell/>
          <table:covered-table-cell/>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Technology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API rozhraní</text:span></text:p>
          </table:table-cell>
          <table:table-cell table:style-name="C8" table:number-columns-spanned="3">
            <text:p text:style-name="P1"><text:span text:style-name="T1">Application Interfa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Běžný klient</text:span></text:p>
          </table:table-cell>
          <table:table-cell table:style-name="C8" table:number-columns-spanned="3">
            <text:p text:style-name="P1"><text:span text:style-name="T1">Application Componen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CID dokument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atabáze záznamů</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or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stribuovaný orientovaný acyklický graf</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okument</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IPFS uložiště</text:span></text:p>
          </table:table-cell>
          <table:table-cell table:style-name="C8" table:number-columns-spanned="3">
            <text:p text:style-name="P1"><text:span text:style-name="T1">Communication Network</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potvrzený list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Ověření rodičovských uzlů</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28">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8</text:span></text:p>
          </table:table-cell>
          <table:table-cell table:style-name="C3" table:number-columns-spanned="2">
            <text:p text:style-name="P1"><text:span text:style-name="T4"> / 64</text:span></text:p>
          </table:table-cell>
          <table:covered-table-cell/>
          <table:table-cell table:style-name="C0"/>
        </table:table-row>
      </table:table>
      <table:table table:name="TBL_0_28"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29"/><draw:frame text:anchor-type="paragraph" draw:style-name="G42"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depsá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tvrzený uzel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čítač</text:span></text:p>
          </table:table-cell>
          <table:table-cell table:style-name="C8" table:number-columns-spanned="3">
            <text:p text:style-name="P1"><text:span text:style-name="T1">De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pagace nového listu do sítě</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ředání dohledaného uzlu na výstup</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ložení dokumentu do sítě IPFS</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Uzel sítě</text:span></text:p>
          </table:table-cell>
          <table:table-cell table:style-name="C8" table:number-columns-spanned="3">
            <text:p text:style-name="P1"><text:span text:style-name="T1">Nod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dokumentu v IPFS</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existujícího uzlu grafu</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uzlu v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ní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hledávání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ytvoření nového listu grafu</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běr kandidátů na rodičovské uzly</text:span></text:p>
          </table:table-cell>
          <table:table-cell table:style-name="C8" table:number-columns-spanned="3">
            <text:p text:style-name="P1"><text:span text:style-name="T1">Technology Function</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isování servisních záznamů</text:span></text:p>
          </table:table-cell>
          <table:table-cell table:style-name="C8" table:number-columns-spanned="3">
            <text:p text:style-name="P1"><text:span text:style-name="T1">Application Servic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nového listu grafu s dokumentem</text:span></text:p>
          </table:table-cell>
          <table:table-cell table:style-name="C8" table:number-columns-spanned="3">
            <text:p text:style-name="P1"><text:span text:style-name="T1">Technology Process</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Zapsání servisního záznamu</text:span></text:p>
          </table:table-cell>
          <table:table-cell table:style-name="C8" table:number-columns-spanned="3">
            <text:p text:style-name="P1"><text:span text:style-name="T1">Application Function</text:span></text:p>
          </table:table-cell>
          <table:covered-table-cell/>
          <table:covered-table-cell/>
          <table:table-cell table:style-name="C0"/>
          <table:table-cell table:style-name="C0"/>
        </table:table-row>
        <table:table-row table:style-name="TR47">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29</text:span></text:p>
          </table:table-cell>
          <table:table-cell table:style-name="C3" table:number-columns-spanned="2">
            <text:p text:style-name="P1"><text:span text:style-name="T4"> / 64</text:span></text:p>
          </table:table-cell>
          <table:covered-table-cell/>
          <table:table-cell table:style-name="C0"/>
        </table:table-row>
      </table:table>
      <table:table table:name="TBL_0_29" table:style-name="TBL1">
        <table:table-column table:style-name="TC3">
</table:table-column>
        <table:table-column table:style-name="TC4">
</table:table-column>
        <table:table-column table:style-name="TC5">
</table:table-column>
        <table:table-column table:style-name="TC6">
</table:table-column>
        <table:table-column table:style-name="TC3">
</table:table-column>
        <table:table-row table:style-name="TR5">
          <table:table-cell table:style-name="C1" table:number-columns-spanned="5">
            <text:p><text:bookmark text:name="JR_PAGE_ANCHOR_0_30"/><draw:frame text:anchor-type="paragraph" draw:style-name="G43" svg:x="0.0in" svg:y="0.0in" svg:width="8.2638in" svg:height="0.6944in"><draw:image xlink:href="Pictures/img_0_1_0" xlink:type="simple" xlink:show="embed" xlink:actuate="onLoad"/>
</draw:frame></text:p>
          </table: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row>
        <table:table-row table:style-name="TR12">
          <table:table-cell table:style-name="C0"/>
          <table:table-cell table:style-name="C5" table:number-columns-spanned="3">
            <text:p text:style-name="P3"><text:span text:style-name="T5">15. Datový model</text:span></text:p>
          </table:table-cell>
          <table:covered-table-cell/>
          <table:covered-table-cell/>
          <table:table-cell table:style-name="C0"/>
        </table:table-row>
        <table:table-row table:style-name="TR11">
          <table:table-cell table:style-name="C0"/>
          <table:table-cell table:style-name="C1" table:number-columns-spanned="3">
            <text:p text:style-name="P0"><text:span text:style-name="T6">No viewpoint</text:span></text:p>
          </table:table-cell>
          <table:covered-table-cell/>
          <table:covered-table-cell/>
          <table:table-cell table:style-name="C0"/>
        </table:table-row>
        <table:table-row table:style-name="TR8">
          <table:table-cell table:style-name="C0"/>
          <table:table-cell table:style-name="C0"/>
          <table:table-cell table:style-name="C0"/>
          <table:table-cell table:style-name="C0"/>
          <table:table-cell table:style-name="C0"/>
        </table:table-row>
        <table:table-row table:style-name="TR48">
          <table:table-cell table:style-name="C0"/>
          <table:table-cell table:style-name="C1" table:number-columns-spanned="3">
            <text:p><draw:frame text:anchor-type="paragraph" draw:style-name="G44" svg:x="0.0in" svg:y="0.0in" svg:width="7.1388in" svg:height="8.6111in"><draw:image xlink:href="Pictures/img_0_29_3" xlink:type="simple" xlink:show="embed" xlink:actuate="onLoad"/>
</draw:frame></text:p>
          </table:table-cell>
          <table:covered-table-cell/>
          <table:covered-table-cell/>
          <table:table-cell table:style-name="C0"/>
        </table:table-row>
        <table:table-row table:style-name="TR14">
          <table:table-cell table:style-name="C0"/>
          <table:table-cell table:style-name="C5" table:number-columns-spanned="3">
            <text:p text:style-name="P3"><text:span text:style-name="T7">Documentation</text:span></text:p>
          </table: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row>
        <table:table-row table:style-name="TR16">
          <table:table-cell table:style-name="C0"/>
          <table:table-cell table:style-name="C6" table:number-columns-spanned="3">
            <text:p text:style-name="P0"><text:span text:style-name="T3">Datový model reprezentuje strukturu a obsah jednotlivých provozních a servisních záznamů uchovávaných pomocí architektury.</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row>
        <table:table-row table:style-name="TR5">
          <table:table-cell table:style-name="C0"/>
          <table:table-cell table:style-name="C3">
            <text:p text:style-name="P1"><text:span text:style-name="T4">Servisní a provozní historie</text:span></text:p>
          </table:table-cell>
          <table:table-cell table:style-name="C4">
            <text:p text:style-name="P2"><text:span text:style-name="T4">30</text:span></text:p>
          </table:table-cell>
          <table:table-cell table:style-name="C3">
            <text:p text:style-name="P1"><text:span text:style-name="T4"> / 64</text:span></text:p>
          </table:table-cell>
          <table:table-cell table:style-name="C0"/>
        </table:table-row>
      </table:table>
      <table:table table:name="TBL_0_30" table:style-name="TBL1">
        <table:table-column table:style-name="TC3">
</table:table-column>
        <table:table-column table:style-name="TC7">
</table:table-column>
        <table:table-column table:style-name="TC8">
</table:table-column>
        <table:table-column table:style-name="TC5">
</table:table-column>
        <table:table-column table:style-name="TC9">
</table:table-column>
        <table:table-column table:style-name="TC10">
</table:table-column>
        <table:table-column table:style-name="TC3">
</table:table-column>
        <table:table-row table:style-name="TR5">
          <table:table-cell table:style-name="C1" table:number-columns-spanned="7">
            <text:p><text:bookmark text:name="JR_PAGE_ANCHOR_0_31"/><draw:frame text:anchor-type="paragraph" draw:style-name="G4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4">
          <table:table-cell table:style-name="C0"/>
          <table:table-cell table:style-name="C5" table:number-columns-spanned="4">
            <text:p text:style-name="P3"><text:span text:style-name="T7">Elements</text:span></text:p>
          </table:table-cell>
          <table:covered-table-cell/>
          <table:covered-table-cell/>
          <table:covered-table-cell/>
          <table:table-cell table:style-name="C0"/>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Element</text:span></text:p>
          </table:table-cell>
          <table:table-cell table:style-name="C7" table:number-columns-spanned="3">
            <text:p text:style-name="P1"><text:span text:style-name="T8">Type</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CID dokument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atabáze záznamů</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gitální podpis autora a časové razítko</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istribuovaný orientovaný acyklický graf</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Dokument</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Garan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Kontrola STK</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Nezáruční servisní úkon</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jistná událost</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otvrzený uzel grafu</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avidelná prohlídk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tokol o krádeži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Provozní údaj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a provozní historie</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Servisní záznam</text:span></text:p>
          </table:table-cell>
          <table:table-cell table:style-name="C8" table:number-columns-spanned="3">
            <text:p text:style-name="P1"><text:span text:style-name="T1">Data Obje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pis z autodiagnostiky</text:span></text:p>
          </table:table-cell>
          <table:table-cell table:style-name="C8" table:number-columns-spanned="3">
            <text:p text:style-name="P1"><text:span text:style-name="T1">Artifact</text:span></text:p>
          </table:table-cell>
          <table:covered-table-cell/>
          <table:covered-table-cell/>
          <table:table-cell table:style-name="C0"/>
          <table:table-cell table:style-name="C0"/>
        </table:table-row>
        <table:table-row table:style-name="TR19">
          <table:table-cell table:style-name="C0"/>
          <table:table-cell table:style-name="C8">
            <text:p text:style-name="P1"><text:span text:style-name="T1">Výrobní konfigurace auta</text:span></text:p>
          </table:table-cell>
          <table:table-cell table:style-name="C8" table:number-columns-spanned="3">
            <text:p text:style-name="P1"><text:span text:style-name="T1">Business Object</text:span></text:p>
          </table:table-cell>
          <table:covered-table-cell/>
          <table:covered-table-cell/>
          <table:table-cell table:style-name="C0"/>
          <table:table-cell table:style-name="C0"/>
        </table:table-row>
        <table:table-row table:style-name="TR49">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31</text:span></text:p>
          </table:table-cell>
          <table:table-cell table:style-name="C3" table:number-columns-spanned="2">
            <text:p text:style-name="P1"><text:span text:style-name="T4"> / 64</text:span></text:p>
          </table:table-cell>
          <table:covered-table-cell/>
          <table:table-cell table:style-name="C0"/>
        </table:table-row>
      </table:table>
      <table:table table:name="TBL_0_31"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2"/><draw:frame text:anchor-type="paragraph" draw:style-name="G4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5">
            <text:p text:style-name="P0"><text:span text:style-name="T2">Business Layer</text:span></text:p>
          </table:table-cell>
          <table:covered-table-cell/>
          <table:covered-table-cell/>
          <table:covered-table-cell/>
          <table:covered-table-cell/>
          <table:table-cell table:style-name="C0"/>
        </table:table-row>
        <table:table-row table:style-name="TR50">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utomobil</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Business role Automobil zastupuje všechny automobily připojené k sítí. Jedná se o automobily odpovídající koncepci IoT a connected car, tedy auta trvale připojená k internetu. Tyto automobily autonomně v pravidelných intervalech 1x měsíčně zapisují své provozní údaje, vygenerované pomocí autodiagnostiky v řídící jednotce na palubě au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utomobilk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role Automobilka reprezentuje samotného výrobce automobilu, pro kterého jsou vybrané záznamy nezbytné z důvodu poskytování záruky na automobil. Na druhou stranu je automobilka primárním zdrojem záznamů o výrobní konfiguraci jednotlivých aut.</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utoservis</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1">
          <table:table-cell table:style-name="C0"/>
          <table:table-cell table:style-name="C0"/>
          <table:table-cell table:style-name="C6" table:number-columns-spanned="4">
            <text:p text:style-name="P0"><text:span text:style-name="T3">Business role Autoservis zastupující všechny autorizované autoservisy. Nezávislé autoservisy jsou reprezentované business rolí Třetí strana. Přístup k historickým záznamům o autě umožňuje servisním technikům poskytovat kvalifikovanější doporučení svým zákazníkům ohledně servisování jejich aut. Autoservisy jsou největším zdrojem záznamů, a proto jim architektura umožňuje zapisovat pravidelné prohlídky i všechny servisní úkon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garan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garančních servisních úkonů je služba pro obhospodařování záznamů o všech garančních servisních úkonech provedených na automobilu v rámci záruky od automobilky.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kontrol ST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kontrol STK je služba pro obhospodařování záznamů o všech prohlídkách automobilu na Stanicích technické kontroly.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nezáru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nezáručních servisních úkonů je služba pro obhospodařování záznamů o všech servisních úkonech provedených na automobilu, bez uplatnění záruky od automobilky. Služba nabízí zapisování nových záznamů a prohlížení již existujících.</text:span></text:p>
          </table:table-cell>
          <table:covered-table-cell/>
          <table:covered-table-cell/>
          <table:covered-table-cell/>
          <table:table-cell table:style-name="C0"/>
        </table:table-row>
        <table:table-row table:style-name="TR52">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2</text:span></text:p>
          </table:table-cell>
          <table:table-cell table:style-name="C3">
            <text:p text:style-name="P1"><text:span text:style-name="T4"> / 64</text:span></text:p>
          </table:table-cell>
          <table:table-cell table:style-name="C0"/>
        </table:table-row>
      </table:table>
      <table:table table:name="TBL_0_32"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3"/><draw:frame text:anchor-type="paragraph" draw:style-name="G4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pojistných událostí</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pojistných událostí je služba pro obhospodařování záznamů o všech pojistných událostech, ve kterých se daný automobil vyskytuje.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pravidelných prohlíde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pravidelných prohlídek je služba pro obhospodařování záznamů o všech pravidelných prohlídkách automobilu dle Digitálního servisního plánu.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protokolů o krádeži aut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protokolů o krádeži auta je služba pro obhospodařování záznamů o kradených automobilech.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provozních údaj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ence provozních údajů je služba pro obhospodařování záznamů o zásadních provozních údajích automobilu.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servisní a provozní historie</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Produ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Produkt Evidence servisních a provozní historie je ucelená sada služeb evidence jednotlivých záznamů o automobilu v průběhu jeho celého životního cyk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ence výrobní konfigurace aut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Evidence výrobní konfigurace auta je služba pro obhospodařování záznamů popisující vlastnosti automobilu, tak jak jej automobilka vyrobila, ale také modifikace, které by tyto vlastnosti zásadním způsobem měnili, například přestavba veterána, tuning nebo kempingová vestavba do dodávky. Služba nabízí zapisování nových záznamů a prohlížení již existují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Evidování servisní a provozní historie</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Evidování servisních a provozní historie představuje sadu businessových funkcí potřebných pro realizaci všech identifikovaných businessových služeb. V základu lze funkce rozdělit na zápis nových záznamů a prohlížení již existujících.</text:span></text:p>
          </table:table-cell>
          <table:covered-table-cell/>
          <table:covered-table-cell/>
          <table:covered-table-cell/>
          <table:table-cell table:style-name="C0"/>
        </table:table-row>
        <table:table-row table:style-name="TR9">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3</text:span></text:p>
          </table:table-cell>
          <table:table-cell table:style-name="C3">
            <text:p text:style-name="P1"><text:span text:style-name="T4"> / 64</text:span></text:p>
          </table:table-cell>
          <table:table-cell table:style-name="C0"/>
        </table:table-row>
      </table:table>
      <table:table table:name="TBL_0_33"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4"/><draw:frame text:anchor-type="paragraph" draw:style-name="G4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Garanční servisní úkon</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Objekt Garanční servisní úkon popisuje informaci o servisním úkonu vyplývajícím z uplatnění záruky na automobil poskytované automobilkou. Tato servisní úkony pořizuje výhradně autorizované autoservisy pro potřeby automobilk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Kontrola ST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Objekt Kontrola STK reprezentuje informaci o provedení kontroly na Stanici technické kontroly. Součástí mohou být například informace o identifikovaných závadách nebo měření emis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Nezáruční servisní úkon</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Objekt Nezáruční servisní úkon popisuje informaci o servisním úkonu nevyplývajícím ze záruky na automobil poskytované automobilkou. Tyto servisní úkony může pořizovat libovolná osoba, nejčastěji pak autoservisy, a to včetně nezávislých, a pro potřeby řidiče či vlastníka automobi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ojistná událos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Objekt Pojistná událost reprezentuje informaci o vzniklé pojistné události. Záznam vystavuje pojišťovna a může obsahovat například informace jako je podrobnější popis toho co se stalo, rozsah poškození, výše plnění, policejní protokol v přídě že byla událost vyšetřována anebo stav likvidace pojistné události.</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ojišťovn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Business role Pojišťovna zastupuje primárně poskytovatele různých druhů (povinné, havarijní, krádež apod.) pojištění automobilů. Tyto pojišťovny potřebují přístup k vybraným záznamům pro kvalifikované výpočty pojistného, likvidaci pojistných událostí včetně výpočtu pojistného plnění. Současně jsou pojišťovny primárním zdrojem pro historické záznamy pojistných událost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avidelná prohlídk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Objekt Pravidelná prohlídka reprezentuje informaci o provedení pravidelné prohlídky, včetně jednotlivých dílčích kontrol dle digitálního servisního plánu. Ten stanovuje automobilka pro potřeby garantování záruky na automobil.</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garan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3">
          <table:table-cell table:style-name="C0"/>
          <table:table-cell table:style-name="C0"/>
          <table:table-cell table:style-name="C6" table:number-columns-spanned="4">
            <text:p text:style-name="P0"><text:span text:style-name="T3">Business funkce Prohlížení garančních servisních úkonů realizuje vyhledání již existujících záznamů garančních servisních úkonů na automobilu. Spolu s business </text:span></text:p>
          </table:table-cell>
          <table:covered-table-cell/>
          <table:covered-table-cell/>
          <table:covered-table-cell/>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4</text:span></text:p>
          </table:table-cell>
          <table:table-cell table:style-name="C3">
            <text:p text:style-name="P1"><text:span text:style-name="T4"> / 64</text:span></text:p>
          </table:table-cell>
          <table:table-cell table:style-name="C0"/>
        </table:table-row>
      </table:table>
      <table:table table:name="TBL_0_34"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5"/><draw:frame text:anchor-type="paragraph" draw:style-name="G4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funkcí Zapisování garančních servisních úkonů tvoří business službu Evidence garančních servisních úkon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kontrol ST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Prohlížení kontrol STK realizuje vyhledání již existujících záznamů o kontrolách auta na Stanici technické kontroly. Spolu s business funkcí Zapisování kontroly STK tvoří business službu Evidence kontrol STK.</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nezáru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funkce Prohlížení nezáručních servisních úkonů realizuje vyhledání již existujících záznamů nezáručních servisních úkonů na automobilu. Spolu s business funkcí Zapisování nezáručních servisních úkonů tvoří business službu Evidence nezáručních servisních úkon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pojistných událostí</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funkce Prohlížení pojistných událostí realizuje vyhledání již existujících záznamů pojistných událostí, ve kterých se daný automobil vyskytuje. Spolu s business funkcí Zapisování pojistných událostí tvoří business službu Evidence pojistných událost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pravidelných prohlíde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Prohlížení pravidelných prohlídek realizuje vyhledání již existujících záznamů pravidelných prohlídek automobilu. Spolu s business funkcí Zapisování pravidelných prohlídek tvoří business službu Evidence pravidelných prohlídek.</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protokolů o krádežích au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Prohlížení protokolů o krádežích aut realizuje vyhledání již existujících záznamů protokolů o krádežích aut. Spolu s business funkcí Zapisování protokolů o krádežích aut tvoří business službu Evidence protokolů o krádeži au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provozních údaj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Prohlížení provozních údajů realizuje vyhledání již existujících záznamů provozních údajů automobilu. Spolu s business funkcí Zapisování provozních údajů tvoří business službu Evidence provozních údaj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hlížení výrobních konfigurací au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0"/>
          <table:table-cell table:style-name="C6" table:number-columns-spanned="4">
            <text:p text:style-name="P0"><text:span text:style-name="T3">Business funkce Prohlížení výrobních konfigurací aut realizuje vyhledání již </text:span></text:p>
          </table:table-cell>
          <table:covered-table-cell/>
          <table:covered-table-cell/>
          <table:covered-table-cell/>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5</text:span></text:p>
          </table:table-cell>
          <table:table-cell table:style-name="C3">
            <text:p text:style-name="P1"><text:span text:style-name="T4"> / 64</text:span></text:p>
          </table:table-cell>
          <table:table-cell table:style-name="C0"/>
        </table:table-row>
      </table:table>
      <table:table table:name="TBL_0_35"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6"/><draw:frame text:anchor-type="paragraph" draw:style-name="G5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existujících záznamů výrobních konfigurací aut. Spolu s business funkcí Zapisování výrobních konfigurací aut tvoří business službu Evidence výrobní konfigurace au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tokol o krádeži aut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Objekt Protokol o krádeži auta reprezentuje informaci o neoprávněném odcizení automobilu, protokol vystavuje Policie České republiky a může obsahovat například informace jako je datum a místo odcizení automobi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vozní údaje</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Objekt Provozní údaje představuje snímek provozních údajů automobilu k určitému okamžiku. Provozními údaji se rozumí výstup z autodiagnostiky vygenerované pomocí řídící jednotky automobilu a obsahuje údaje jako je stav tachometru nebo seznam chybových hlášen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Servisní a provozní historie</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Servisní a provozní historie je ucelená sada všech významných skutečností a událostí, které vznikly v průběhu celého životního cyklu automobi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Státní správ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Business role Státní správa reprezentuje zejména Stanice technické kontroly, Dopravní inspektoráty, Policii České republiky a jiné státní instituce. Státní správa má zájem evidovat protokoly o krádežích aut a záznamy o kontrolách vozidel na STK. Přístup k provozním údajům o automobilech zpřístupňuje přesné a aktuální informace o stavu vozového parku provozovanému primárně na území ČR.</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Třetí stran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1">
          <table:table-cell table:style-name="C0"/>
          <table:table-cell table:style-name="C0"/>
          <table:table-cell table:style-name="C6" table:number-columns-spanned="4">
            <text:p text:style-name="P0"><text:span text:style-name="T3">Business role Třetí strana je souhrnné označení různé subjekty, kteří mohou provozní a servisní záznamy automobilů využít v široké škále business modelů. Největší skupinou jsou nezávislé autoservisy, dále autopůjčovny a společnosti provozující carsharing. Předpokládá se, že třetí strany budou záznamy převážně konzumovat, s tvorbou nových záznamů se počítá prakticky pouze u nezávislých autoservis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lastní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Business role Vlastník zastupuje samotné vlastníky automobilů, kterými mohou být fyzické ale i právnické osoby. Vlastník má přístup ke zcela všem záznamům o vozidle, tak aby mohl činit informované rozhodnutí o údržbě v průběhu životního cyklu automobilu. Dále má možnost evidovat nezáruční servisní úkony, které mohl provést svépomocí, například výměnu motorového oleje apod.</text:span></text:p>
          </table:table-cell>
          <table:covered-table-cell/>
          <table:covered-table-cell/>
          <table:covered-table-cell/>
          <table:table-cell table:style-name="C0"/>
        </table:table-row>
        <table:table-row table:style-name="TR20">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6</text:span></text:p>
          </table:table-cell>
          <table:table-cell table:style-name="C3">
            <text:p text:style-name="P1"><text:span text:style-name="T4"> / 64</text:span></text:p>
          </table:table-cell>
          <table:table-cell table:style-name="C0"/>
        </table:table-row>
      </table:table>
      <table:table table:name="TBL_0_36"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7"/><draw:frame text:anchor-type="paragraph" draw:style-name="G51"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ýrobní konfigurace auta</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1">
          <table:table-cell table:style-name="C0"/>
          <table:table-cell table:style-name="C0"/>
          <table:table-cell table:style-name="C6" table:number-columns-spanned="4">
            <text:p text:style-name="P0"><text:span text:style-name="T3">Objekt Výrobní konfigurace reprezentuje informaci o vlastnostech automobilu, tak jak jej automobilka vyrobila. Těmito informacemi mohou být identifikátory karoserie a motoru, seznam prvků výbavy automobilu, standardní i doplňkové. Výrobní konfigurací jsou myšleny i významné modifikace zásadním způsobem měnící vlastnosti automobilu, může se jednat o nesériové úpravy pohonného ústrojí, nebo rozšíření doplňkové výbavy například o parkovací senzor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garan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funkce Zapisování garančních servisních úkonů realizuje vznik nových záznamů garančních servisních úkonů na automobilu. Spolu s business funkcí Prohlížení garančních servisních úkonů tvoří business službu Evidence garančních servisních úkon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kontroly ST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Zapisování kontroly STK realizuje vznik nových záznamů o kontrolách auta na Stanici technické kontroly. Spolu s business funkcí Prohlížení kontrol STK tvoří business službu Evidence kontrol STK.</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nezáručních servisních úkon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funkce Zapisování nezáručních servisních úkonů realizuje vznik nových záznamů nezáručních servisních úkonů na automobilu. Spolu s business funkcí Prohlížení nezáručních servisních úkonů tvoří business službu Evidence nezáručních servisních úkon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pojistných událostí</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Zapisování pojistných událostí realizuje vznik nových záznamů pojistných událostí, ve kterých se daný automobil vyskytuje. Spolu s business funkcí Prohlížení pojistných událostí tvoří business službu Evidence pojistných událost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pravidelných prohlídek</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Zapisování pravidelných prohlídek realizuje vznik nových záznamů pravidelných prohlídek automobilu. Spolu s business funkcí Prohlížení pravidelných prohlídek tvoří business službu Evidence pravidelných prohlídek.</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protokolů o krádežích au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4">
          <table:table-cell table:style-name="C0"/>
          <table:table-cell table:style-name="C0"/>
          <table:table-cell table:style-name="C6" table:number-columns-spanned="4">
            <text:p text:style-name="P0"><text:span text:style-name="T3">Business funkce Zapisování protokolů o krádežích aut realizuje vznik nových </text:span></text:p>
          </table:table-cell>
          <table:covered-table-cell/>
          <table:covered-table-cell/>
          <table:covered-table-cell/>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7</text:span></text:p>
          </table:table-cell>
          <table:table-cell table:style-name="C3">
            <text:p text:style-name="P1"><text:span text:style-name="T4"> / 64</text:span></text:p>
          </table:table-cell>
          <table:table-cell table:style-name="C0"/>
        </table:table-row>
      </table:table>
      <table:table table:name="TBL_0_37"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8"/><draw:frame text:anchor-type="paragraph" draw:style-name="G52"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záznamů protokolů o krádežích aut. Spolu s business funkcí Prohlížení protokolů o krádežích aut tvoří business službu Evidence protokolů o krádeži au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provozních údaj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Zapisování provozních údajů realizuje vznik nových záznamů provozních údajů automobilu. Spolu s business funkcí Prohlížení provozních údajů tvoří business službu Evidence provozních údaj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výrobních konfigurací au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Business funkce Zapisování výrobních konfigurací aut realizuje vznik nových záznamů výrobních konfigurací aut. Spolu s business funkcí Prohlížení výrobních konfigurací aut tvoří business službu Evidence výrobní konfigurace au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Řidič</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Business Rol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usiness role řidič zastupuje řidiče automobilů, vždy se jedná o fyzickou osobu. Řidič se primárně potřebuje informovat před započetím jízdy o provozuschopnosti automobilu a případně evidovat incidenty, například defekt pneumatiky, vzniklé během samotné jízdy.</text:span></text:p>
          </table:table-cell>
          <table:covered-table-cell/>
          <table:covered-table-cell/>
          <table:covered-table-cell/>
          <table:table-cell table:style-name="C0"/>
        </table:table-row>
        <table:table-row table:style-name="TR55">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8</text:span></text:p>
          </table:table-cell>
          <table:table-cell table:style-name="C3">
            <text:p text:style-name="P1"><text:span text:style-name="T4"> / 64</text:span></text:p>
          </table:table-cell>
          <table:table-cell table:style-name="C0"/>
        </table:table-row>
      </table:table>
      <table:table table:name="TBL_0_38"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39"/><draw:frame text:anchor-type="paragraph" draw:style-name="G5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5">
            <text:p text:style-name="P0"><text:span text:style-name="T2">Application Layer</text:span></text:p>
          </table:table-cell>
          <table:covered-table-cell/>
          <table:covered-table-cell/>
          <table:covered-table-cell/>
          <table:covered-table-cell/>
          <table:table-cell table:style-name="C0"/>
        </table:table-row>
        <table:table-row table:style-name="TR50">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PI rozhraní</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Interfa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API rozhraní abstrahuje aplikační služby vystavené vůči business vrstvě realizované pomocí aplikačních funkcí od konkrétního technického řešen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Běžný klien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Componen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Běžný klient je komplexní aplikační komponenta, obsahující aplikační funkce Zapisování servisního záznamu a Vyhledávání záznamu. Běžný klient komunikuje s databází záznamů, kam jsou zapisovány servisní záznamy. Běžný klient umožňuje také v databází záznamů vyhledávat provozní a servisní záznam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Databáze záznam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Data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Databáze záznamů uchovává všechny provozní a servisní záznamy. Přístup k databázi májí IoT i běžní klienti, kteří v databázi mohou zapisovat nové záznamy a vyhledávat již existujíc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IoT klien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Componen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IoT klient je jednoúčelová aplikační komponenta, obsahující jedinou aplikační funkci Zapisování provozního záznamu. IoT klient komunikuje s databází záznamů, kam jsou zapisovány provozní záznam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vozní záznam</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Data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Provozní záznam představuje snímek provozních údajů automobilu k určitému okamžiku a v předem stanové struktuře, který byl vytvořen pomocí IoT klien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Servisní záznam</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Data Obje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Servisní záznam představuje datový objekt v nestandardizované podobě, který popisuje nějakou servisní skutečnost, a který byl vytvořen pomocí Běžného klienta.</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hledání záznam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Vyhledání záznamu je aplikační funkcí, která realizuje vyhledání jednotlivých provozních a servisních záznamů, tak jak jej popisuje aplikační služba Vyhledávání záznamů. Spolu se Zapsání servisního záznamu tvoří funkcionalitu aplikační komponenty Běžný klient.</text:span></text:p>
          </table:table-cell>
          <table:covered-table-cell/>
          <table:covered-table-cell/>
          <table:covered-table-cell/>
          <table:table-cell table:style-name="C0"/>
        </table:table-row>
        <table:table-row table:style-name="TR1">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39</text:span></text:p>
          </table:table-cell>
          <table:table-cell table:style-name="C3">
            <text:p text:style-name="P1"><text:span text:style-name="T4"> / 64</text:span></text:p>
          </table:table-cell>
          <table:table-cell table:style-name="C0"/>
        </table:table-row>
      </table:table>
      <table:table table:name="TBL_0_39"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40"/><draw:frame text:anchor-type="paragraph" draw:style-name="G54"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hledávání záznam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Vyhledávání záznamů je aplikační služba, která slouží všem business funkcím zajištující prohlížení servisní a provozní historie automobi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provozních záznamů </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Zapisování provozních záznamů je aplikační služba, která slouží business funkci Zapisování provozních údajů a umožňuje tak zápis provozních údajů ve standardizovaném formátu v pravidelných intervalech do jednotlivých provozních záznam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isování servisních záznam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Ser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Zapisování servisních záznamů je aplikační služba, která slouží všem business funkcím zapisujícím informace v nestandardizovaném formátu, tedy všem s výjimkou business funkce Zapisování provozních údajů a umožňuje tak zápis nestandardizovaných informací do jednotlivých servisních záznamů.</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sání provozního záznam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Zapsání provozního záznamu je aplikační funkcí, která realizuje zápis jednotlivých provozní záznamů, tak jak jej popisuje aplikační služba Zapisování provozních záznamů. Jedná se o jedinou funkci aplikační komponenty IoT klient.</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sání servisního záznam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pplication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Zapsání servisního záznamu je aplikační funkcí, která realizuje zápis jednotlivých servisních záznamů, tak jak jej popisuje aplikační služba Zapisování servisních záznamů. Spolu s Vyhledávání záznamu tvoří funkcionalitu aplikační komponenty Běžný klient.</text:span></text:p>
          </table:table-cell>
          <table:covered-table-cell/>
          <table:covered-table-cell/>
          <table:covered-table-cell/>
          <table:table-cell table:style-name="C0"/>
        </table:table-row>
        <table:table-row table:style-name="TR56">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40</text:span></text:p>
          </table:table-cell>
          <table:table-cell table:style-name="C3">
            <text:p text:style-name="P1"><text:span text:style-name="T4"> / 64</text:span></text:p>
          </table:table-cell>
          <table:table-cell table:style-name="C0"/>
        </table:table-row>
      </table:table>
      <table:table table:name="TBL_0_40"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41"/><draw:frame text:anchor-type="paragraph" draw:style-name="G5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5">
            <text:p text:style-name="P0"><text:span text:style-name="T2">Technology &amp; Physical Layer</text:span></text:p>
          </table:table-cell>
          <table:covered-table-cell/>
          <table:covered-table-cell/>
          <table:covered-table-cell/>
          <table:covered-table-cell/>
          <table:table-cell table:style-name="C0"/>
        </table:table-row>
        <table:table-row table:style-name="TR50">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1x měsíčně</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Even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Na základě dotazníku mezi řidiči byl zvolen pravidelný interval, v jakém by se měli pořizovat snímky provozních údajů automobilu. Jedná se o arbitrární časový interval, který může být dále v odůvodněných případech změněn.</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PI rozhraní</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Interfa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API rozhraní abstrahuje konkrétní technické řešení samotných uzlů sítě od aplikační vrstvy, kde jsou popsané konceptuální aplikační komponenty a jejich aplikační funkce.</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Automobil</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De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Automobilem se rozumí výpočetní prostředí automobilu, ve kterém je spuštěný uzel sítě. Automobil uzlu sítě poskytuje též své výpočetní prostředky, lokální uložiště a síťovou konektivit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CID dokument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CID dokumentu neboli Content ID dokumentu je unikátní hash dokumentu uloženého v IPFS uložišti. CID je pro každý dokument vygenerovaný v okamžiku jeho uložení do IPFS. Pomocí unikátního CID se lze dotázat IPFS a tím zpětně získat hledaný dokument.</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Digitální podpis auta a časové razítko</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Digitální podpis auta a časové razítko jsou datové objekty obsažené v každém uzlu grafu. Digitální podpis automobilu je unikátní pro každý automobil. Oba využívají asymetrickou kryptografii pro zajištění důvěryhodnosti každého uzlu graf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Digitální podpis autora a časové razítko</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Digitální podpis autora a časové razítko jsou datové objekty obsažené v každém uzlu grafu. Digitální podpis autora je unikátní pro každého uživatele, který zapisuje nový záznam. Oba využívají asymetrickou kryptografii pro zajištění důvěryhodnosti každého uzlu graf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Distribuovaný orientovaný acyklický graf</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7">
          <table:table-cell table:style-name="C0"/>
          <table:table-cell table:style-name="C0"/>
          <table:table-cell table:style-name="C6" table:number-columns-spanned="4">
            <text:p text:style-name="P0"><text:span text:style-name="T3">Distribuovaný orientovaný acyklický graf, zkráceně DAG, představuje konkrétní technické řešení databáze záznamů. Obsahuje nepotvrzené listy a potvrzené uzly </text:span></text:p>
          </table:table-cell>
          <table:covered-table-cell/>
          <table:covered-table-cell/>
          <table:covered-table-cell/>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41</text:span></text:p>
          </table:table-cell>
          <table:table-cell table:style-name="C3">
            <text:p text:style-name="P1"><text:span text:style-name="T4"> / 64</text:span></text:p>
          </table:table-cell>
          <table:table-cell table:style-name="C0"/>
        </table:table-row>
      </table:table>
      <table:table table:name="TBL_0_41"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42"/><draw:frame text:anchor-type="paragraph" draw:style-name="G5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58">
          <table:table-cell table:style-name="C0"/>
          <table:table-cell table:style-name="C0"/>
          <table:table-cell table:style-name="C6" table:number-columns-spanned="4">
            <text:p text:style-name="P0"><text:span text:style-name="T3">graf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Dokument</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Dokument je datový objekt v nestandardizované podobě a uložený v IPFS uložišti. Může se jednat o libovolný multimediální soubor, který obsahuje popis nějaké servisní skutečnost. Takový dokument vzniká zcela vně navrhované architektury, která obstarává pouze jeho důvěryhodné uchování.</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IPFS uložiště</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Communication Network</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InterPlanetary File System je decentralizované uložiště, kde jsou uchovávané nestandardizované multimediální dokumenty, které obsahují samotné servisní záznamy, například záznamy o pravidelných prohlídkách nebo garančních a nezáručních servisních úkonech. CID dokumentu identifikuje právě dokument uložený v IPFS.</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Nepotvrzený list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Nepotvrzený list grafu je technický datový objekt, který je agregovaný v DAG. Jednotlivé nepotvrzené listy jsou uzly na samotném okraji DAG, na které odkazuje jeden nebo žádný potomek. Každý nepotvrzený list grafu obsahuje odkaz na své dva předchůdce, u kterých ověřil jejich pravost. Nepotvrzený list se může neodvolatelně přeměnit na potvrzený uzel graf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Ověření rodičovských uzlů</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U všech kandidátů na rodičovské uzly jsou formálně ověřeny digitální podpisy. U kandidátských uzlů grafu, které obsahují provozní záznamy je provedeno navíc věcné ověření vůči předem známým business pravidlům, například zda udávaný stav tachometru nepoklesl vůči poslednímu potvrzenému provoznímu záznamu. Tímto způsobem je jsou rodičovské uzly nezávisle ověřeny.</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odepsání nového listu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Finalizovaný obsah nového listu grafu včetně odkazů na dva ověřené rodičovské uzly je digitálně podepsaný s pomocí asymetrické kryptografie.</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otvrzený uzel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6">
          <table:table-cell table:style-name="C0"/>
          <table:table-cell table:style-name="C0"/>
          <table:table-cell table:style-name="C6" table:number-columns-spanned="4">
            <text:p text:style-name="P0"><text:span text:style-name="T3">Potvrzený uzel grafu je technický datový objekt, který je agregovaný v DAG. Jednotlivé potvrzené uzly tvoří jádro DAG a potvrzenými, důvěryhodnými uzly se stávají ve chvíli, kdy na ně odkazují minimálně dva potomci. Každý potvrzený uzel grafu obsahuje odkaz na své dva předchůdce, u kterých ověřil jejich pravost. Každý potvrzený uzel grafu vznikl neodvolatelným ověřením nepotvrzeného listu grafu.</text:span></text:p>
          </table:table-cell>
          <table:covered-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42</text:span></text:p>
          </table:table-cell>
          <table:table-cell table:style-name="C3">
            <text:p text:style-name="P1"><text:span text:style-name="T4"> / 64</text:span></text:p>
          </table:table-cell>
          <table:table-cell table:style-name="C0"/>
        </table:table-row>
      </table:table>
      <table:table table:name="TBL_0_42"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43"/><draw:frame text:anchor-type="paragraph" draw:style-name="G5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očítač</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Devic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Počítačem se rozumí výpočetní prostředí běžného osobního počítače či dedikovaného serveru na kterém je spuštěný uzel sítě. Počítač uzlu sítě poskytuje též své výpočetní prostředky, lokální uložiště a síťovou konektivit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ropagace nového listu do sítě</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Nově vytvořený nepotvrzený list grafu ve své finalizované podobě je hromadně rozeslaný ostatním uzlům sítě, kteří si jej uloží do své kopie DAG.</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Předání dohledaného uzlu na výstup</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Dohledaný uzel sítě je předaný uživateli, který jej vyhledal. Předány jsou potvrzené uzly, ale i nepotvrzené listy, kterou jsou na výstupu opatřeny příznakem o nižší důvěryhodnosti.</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Uložení dokumentu do sítě IPFS</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Uživatel na vstupu vloží dokument popisující servisní záznam. Ten je následně uložen do IPFS uložiště, které vrátí CID uloženého dokumentu, který se následně předává následujícímu procesnímu kroku. </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Uzel sítě</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Node</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43">
          <table:table-cell table:style-name="C0"/>
          <table:table-cell table:style-name="C0"/>
          <table:table-cell table:style-name="C6" table:number-columns-spanned="4">
            <text:p text:style-name="P0"><text:span text:style-name="T3">Uzel sítě představuje elementární, myšleno nejmenší nedělitelnou jednotku sítě. I v případě degradace sítě není nijak omezena funkčnost zápisu nových záznamů. V případě vyhledávání již existujících záznamů je vyhledávání omezeno až v krajních situací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hledání dokumentu v IPFS</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Dokument je vyhledán v IPFS na základě CID dokumentu, který je obsažen v uzlu dohledaném v předchozím procesním krok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hledání existujícího uzlu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Process</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Technický proces Vyhledání existujícího uzlu grafu, popisuje postup při vyhledání uzlu grafu včetně rozhodovací logiky o vyhledání dokumentu v IPFS uložišti. Tento proces je realizovaný pomocí uzlu sítě.</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hledání uzlu v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12">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43</text:span></text:p>
          </table:table-cell>
          <table:table-cell table:style-name="C3">
            <text:p text:style-name="P1"><text:span text:style-name="T4"> / 64</text:span></text:p>
          </table:table-cell>
          <table:table-cell table:style-name="C0"/>
        </table:table-row>
      </table:table>
      <table:table table:name="TBL_0_43" table:style-name="TBL1">
        <table:table-column table:style-name="TC3">
</table:table-column>
        <table:table-column table:style-name="TC10">
</table:table-column>
        <table:table-column table:style-name="TC11">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7">
            <text:p><text:bookmark text:name="JR_PAGE_ANCHOR_0_44"/><draw:frame text:anchor-type="paragraph" draw:style-name="G5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cell table:style-name="C0"/>
        </table:table-row>
        <table:table-row table:style-name="TR58">
          <table:table-cell table:style-name="C0"/>
          <table:table-cell table:style-name="C0"/>
          <table:table-cell table:style-name="C6" table:number-columns-spanned="4">
            <text:p text:style-name="P0"><text:span text:style-name="T3">Uzel je vyhledán v DAG dle vstupních parametrů zadaných uživatelem.</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ytvoření nového listu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Vytvoření nového listu grafu představuje činnost, během které je vytvořena struktura nové listu grafu, do které je současně vložen obsah daného záznamu, kterým může být výpis z autodiagnostiky nebo CID dokument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ýběr kandidátů na rodičovské uzly</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Function</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16">
          <table:table-cell table:style-name="C0"/>
          <table:table-cell table:style-name="C0"/>
          <table:table-cell table:style-name="C6" table:number-columns-spanned="4">
            <text:p text:style-name="P0"><text:span text:style-name="T3">Z DAG jsou vybrány dva kandidátské rodičovské uzly. Kandidátem mohou být jiné nepotvrzené listy graf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Výpis z autodiagnostiky</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Artifact</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Výpis z autodiagnostiky je datový objekt tvořící klíčovou součást každého provozního záznamu. Výpis z autodiagnostiky obsahuje snímek provozních údajů automobilu k určitému okamžiku v čase. Původce je řídící jednotka automobilu.</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sání nového listu grafu</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Process</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Technický proces Zápis nového listu grafu popisuje postup při vzniku nového nepotvrzeného listu grafu pro potřeby uchovávání provozních záznamů. Tento proces je realizovaný pomocí uzlu sítě v pravidelných intervalech.</text:span></text:p>
          </table:table-cell>
          <table:covered-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5">
            <text:p text:style-name="P0"><text:span text:style-name="T9">Zapsání nového listu grafu s dokumentem</text:span></text:p>
          </table:table-cell>
          <table:covered-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able:number-columns-spanned="2">
            <text:p text:style-name="P1"><text:span text:style-name="T8">Type</text:span></text:p>
          </table:table-cell>
          <table:covered-table-cell/>
          <table:table-cell table:style-name="C8" table:number-columns-spanned="3">
            <text:p text:style-name="P1"><text:span text:style-name="T1">Technology Process</text:span></text:p>
          </table:table-cell>
          <table:covered-table-cell/>
          <table:covered-table-cell/>
          <table:table-cell table:style-name="C0"/>
        </table:table-row>
        <table:table-row table:style-name="TR35">
          <table:table-cell table:style-name="C0"/>
          <table:table-cell table:style-name="C0"/>
          <table:table-cell table:style-name="C0"/>
          <table:table-cell table:style-name="C0"/>
          <table:table-cell table:style-name="C0"/>
          <table:table-cell table:style-name="C0"/>
          <table:table-cell table:style-name="C0"/>
        </table:table-row>
        <table:table-row table:style-name="TR9">
          <table:table-cell table:style-name="C0"/>
          <table:table-cell table:style-name="C0"/>
          <table:table-cell table:style-name="C6" table:number-columns-spanned="4">
            <text:p text:style-name="P0"><text:span text:style-name="T3">Technický proces Zápis nového listu grafu s dokumentem popisuje postup při vzniku nového nepotvrzeného listu grafu s využitím IPFS uložiště, pro potřeby uchovávání servisních záznamů. Tento proces je realizovaný pomocí uzlu sítě.</text:span></text:p>
          </table:table-cell>
          <table:covered-table-cell/>
          <table:covered-table-cell/>
          <table:covered-table-cell/>
          <table:table-cell table:style-name="C0"/>
        </table:table-row>
        <table:table-row table:style-name="TR59">
          <table:table-cell table:style-name="C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3">
            <text:p text:style-name="P1"><text:span text:style-name="T4">Servisní a provozní historie</text:span></text:p>
          </table:table-cell>
          <table:covered-table-cell/>
          <table:covered-table-cell/>
          <table:table-cell table:style-name="C4">
            <text:p text:style-name="P2"><text:span text:style-name="T4">44</text:span></text:p>
          </table:table-cell>
          <table:table-cell table:style-name="C3">
            <text:p text:style-name="P1"><text:span text:style-name="T4"> / 64</text:span></text:p>
          </table:table-cell>
          <table:table-cell table:style-name="C0"/>
        </table:table-row>
      </table:table>
      <table:table table:name="TBL_0_44"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45"/><draw:frame text:anchor-type="paragraph" draw:style-name="G5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4">
            <text:p text:style-name="P0"><text:span text:style-name="T2">Other</text:span></text:p>
          </table:table-cell>
          <table:covered-table-cell/>
          <table:covered-table-cell/>
          <table:covered-table-cell/>
          <table:table-cell table:style-name="C0"/>
        </table:table-row>
        <table:table-row table:style-name="TR5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Junc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Junc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Junc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Junc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60">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5</text:span></text:p>
          </table:table-cell>
          <table:table-cell table:style-name="C3">
            <text:p text:style-name="P1"><text:span text:style-name="T4"> / 64</text:span></text:p>
          </table:table-cell>
          <table:table-cell table:style-name="C0"/>
        </table:table-row>
      </table:table>
      <table:table table:name="TBL_0_45"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46"/><draw:frame text:anchor-type="paragraph" draw:style-name="G6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7">
          <table:table-cell table:style-name="C0"/>
          <table:table-cell table:style-name="C2" table:number-columns-spanned="4">
            <text:p text:style-name="P0"><text:span text:style-name="T2">Relations</text:span></text:p>
          </table:table-cell>
          <table:covered-table-cell/>
          <table:covered-table-cell/>
          <table:covered-table-cell/>
          <table:table-cell table:style-name="C0"/>
        </table:table-row>
        <table:table-row table:style-name="TR50">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kontrol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výrobní konfigurace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tokolů o krádeži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5">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6</text:span></text:p>
          </table:table-cell>
          <table:table-cell table:style-name="C3">
            <text:p text:style-name="P1"><text:span text:style-name="T4"> / 64</text:span></text:p>
          </table:table-cell>
          <table:table-cell table:style-name="C0"/>
        </table:table-row>
      </table:table>
      <table:table table:name="TBL_0_46"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47"/><draw:frame text:anchor-type="paragraph" draw:style-name="G61"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výrobních konfigurací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otokolů o krádežích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kontroly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ovozních údajů</text:span></text:p>
          </table:table-cell>
          <table:covered-table-cell/>
          <table:covered-table-cell/>
          <table:table-cell table:style-name="C0"/>
        </table:table-row>
        <table:table-row table:style-name="TR61">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7</text:span></text:p>
          </table:table-cell>
          <table:table-cell table:style-name="C3">
            <text:p text:style-name="P1"><text:span text:style-name="T4"> / 64</text:span></text:p>
          </table:table-cell>
          <table:table-cell table:style-name="C0"/>
        </table:table-row>
      </table:table>
      <table:table table:name="TBL_0_47"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48"/><draw:frame text:anchor-type="paragraph" draw:style-name="G62"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výrobních konfigurací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otokolů o krádežích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kontrol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kontroly ST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kontrol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kontrol ST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kontrol STK</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8</text:span></text:p>
          </table:table-cell>
          <table:table-cell table:style-name="C3">
            <text:p text:style-name="P1"><text:span text:style-name="T4"> / 64</text:span></text:p>
          </table:table-cell>
          <table:table-cell table:style-name="C0"/>
        </table:table-row>
      </table:table>
      <table:table table:name="TBL_0_48"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49"/><draw:frame text:anchor-type="paragraph" draw:style-name="G6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54">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protokolů o krádežích au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tokolů o krádeži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protokolů o krádežích au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tokolů o krádeži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výrobních konfigurací au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výrobní konfigurace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výrobních konfigurací au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výrobní konfigurace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pojistných událostí</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pojistných událostí</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nezáručních servisních úkon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nezáručních servisních úkon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garančních servisních úkonů</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49</text:span></text:p>
          </table:table-cell>
          <table:table-cell table:style-name="C3">
            <text:p text:style-name="P1"><text:span text:style-name="T4"> / 64</text:span></text:p>
          </table:table-cell>
          <table:table-cell table:style-name="C0"/>
        </table:table-row>
      </table:table>
      <table:table table:name="TBL_0_49"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0"/><draw:frame text:anchor-type="paragraph" draw:style-name="G64"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garančních servisních úkon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pravidelných prohlíde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pravidelných prohlíde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hlížení provozních údaj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provozních údaj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Evidence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ování 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vozní údaje</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avidelná prohlídk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0</text:span></text:p>
          </table:table-cell>
          <table:table-cell table:style-name="C3">
            <text:p text:style-name="P1"><text:span text:style-name="T4"> / 64</text:span></text:p>
          </table:table-cell>
          <table:table-cell table:style-name="C0"/>
        </table:table-row>
      </table:table>
      <table:table table:name="TBL_0_50"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1"/><draw:frame text:anchor-type="paragraph" draw:style-name="G6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Garanční servisní úk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Nezáruční servisní úk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robní konfigurace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jistná událos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tokol o krádeži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Kontrola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pojistných událostí</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výrobní konfigurace auta</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protokolů o krádeži auta</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61">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1</text:span></text:p>
          </table:table-cell>
          <table:table-cell table:style-name="C3">
            <text:p text:style-name="P1"><text:span text:style-name="T4"> / 64</text:span></text:p>
          </table:table-cell>
          <table:table-cell table:style-name="C0"/>
        </table:table-row>
      </table:table>
      <table:table table:name="TBL_0_51"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2"/><draw:frame text:anchor-type="paragraph" draw:style-name="G6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kontrol ST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nezáručních servisních úkon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provozních údaj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pravidelných prohlídek</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garančních servisních úkon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Třetí stran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Státní správ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jišťovn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mobilka</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2</text:span></text:p>
          </table:table-cell>
          <table:table-cell table:style-name="C3">
            <text:p text:style-name="P1"><text:span text:style-name="T4"> / 64</text:span></text:p>
          </table:table-cell>
          <table:table-cell table:style-name="C0"/>
        </table:table-row>
      </table:table>
      <table:table table:name="TBL_0_52"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3"/><draw:frame text:anchor-type="paragraph" draw:style-name="G6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54">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servis</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lastní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mobil</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Řidič</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vozní záznam</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provozních záznamů </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ovozních údaj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3</text:span></text:p>
          </table:table-cell>
          <table:table-cell table:style-name="C3">
            <text:p text:style-name="P1"><text:span text:style-name="T4"> / 64</text:span></text:p>
          </table:table-cell>
          <table:table-cell table:style-name="C0"/>
        </table:table-row>
      </table:table>
      <table:table table:name="TBL_0_53"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4"/><draw:frame text:anchor-type="paragraph" draw:style-name="G6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výrobních konfigurací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protokolů o krádežích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hlížení kontrol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vání záznam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avidelných prohlíde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4</text:span></text:p>
          </table:table-cell>
          <table:table-cell table:style-name="C3">
            <text:p text:style-name="P1"><text:span text:style-name="T4"> / 64</text:span></text:p>
          </table:table-cell>
          <table:table-cell table:style-name="C0"/>
        </table:table-row>
      </table:table>
      <table:table table:name="TBL_0_54"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5"/><draw:frame text:anchor-type="paragraph" draw:style-name="G69"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garan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nezáručních servisních úkon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ojistných událost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isování servisních záznam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výrobních konfigurací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otokolů o krádežích au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kontroly STK</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IoT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PI rozhran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Běžný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PI rozhraní</text:span></text:p>
          </table:table-cell>
          <table:covered-table-cell/>
          <table:covered-table-cell/>
          <table:table-cell table:style-name="C0"/>
        </table:table-row>
        <table:table-row table:style-name="TR61">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5</text:span></text:p>
          </table:table-cell>
          <table:table-cell table:style-name="C3">
            <text:p text:style-name="P1"><text:span text:style-name="T4"> / 64</text:span></text:p>
          </table:table-cell>
          <table:table-cell table:style-name="C0"/>
        </table:table-row>
      </table:table>
      <table:table table:name="TBL_0_55"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6"/><draw:frame text:anchor-type="paragraph" draw:style-name="G70"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Běžný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Servisní a provozní historie</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IoT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Evidence provozních údaj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mobil</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istribuovaný orientovaný acyklický graf</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atabáze záznam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istribuovaný orientovaný acyklický graf</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okumen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Kontrola STK</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6</text:span></text:p>
          </table:table-cell>
          <table:table-cell table:style-name="C3">
            <text:p text:style-name="P1"><text:span text:style-name="T4"> / 64</text:span></text:p>
          </table:table-cell>
          <table:table-cell table:style-name="C0"/>
        </table:table-row>
      </table:table>
      <table:table table:name="TBL_0_56"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7"/><draw:frame text:anchor-type="paragraph" draw:style-name="G71"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54">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tokol o krádeži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jistná událos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robní konfigurace aut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avidelná prohlídka</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Nezáruční servisní úk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Servis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Garanční servisní úk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vozní záznam</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vozní zázna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vozní údaje</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API rozhraní</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7</text:span></text:p>
          </table:table-cell>
          <table:table-cell table:style-name="C3">
            <text:p text:style-name="P1"><text:span text:style-name="T4"> / 64</text:span></text:p>
          </table:table-cell>
          <table:table-cell table:style-name="C0"/>
        </table:table-row>
      </table:table>
      <table:table table:name="TBL_0_57"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8"/><draw:frame text:anchor-type="paragraph" draw:style-name="G72"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PI rozhran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PI rozhraní</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Automobil</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čítač</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stribuovaný orientovaný acyklický graf</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ignment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ignment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IoT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sání provozního záznam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provozního záznam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provozních záznamů </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ignment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ignment relation</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8</text:span></text:p>
          </table:table-cell>
          <table:table-cell table:style-name="C3">
            <text:p text:style-name="P1"><text:span text:style-name="T4"> / 64</text:span></text:p>
          </table:table-cell>
          <table:table-cell table:style-name="C0"/>
        </table:table-row>
      </table:table>
      <table:table table:name="TBL_0_58"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59"/><draw:frame text:anchor-type="paragraph" draw:style-name="G73"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Běžný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sání servisního záznam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servisního záznam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isování servisních záznam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ignment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ignment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Běžný kli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záznam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záznam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vání záznam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IPFS uložiš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ignment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ignment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1x měsíčn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1x měsíčn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gitální podpis auta a časové razítko</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pis z autodiagnostiky</text:span></text:p>
          </table:table-cell>
          <table:covered-table-cell/>
          <table:covered-table-cell/>
          <table:table-cell table:style-name="C0"/>
        </table:table-row>
        <table:table-row table:style-name="TR61">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59</text:span></text:p>
          </table:table-cell>
          <table:table-cell table:style-name="C3">
            <text:p text:style-name="P1"><text:span text:style-name="T4"> / 64</text:span></text:p>
          </table:table-cell>
          <table:table-cell table:style-name="C0"/>
        </table:table-row>
      </table:table>
      <table:table table:name="TBL_0_59"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60"/><draw:frame text:anchor-type="paragraph" draw:style-name="G74"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CID dokument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oci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oci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okument</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CID dokument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gitální podpis autora a časové razítko</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Ověření rodičovských uzl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běr kandidátů na rodičovské uzly</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běr kandidátů na rodičovské uzly</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Ověření rodičovských uzlů</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0</text:span></text:p>
          </table:table-cell>
          <table:table-cell table:style-name="C3">
            <text:p text:style-name="P1"><text:span text:style-name="T4"> / 64</text:span></text:p>
          </table:table-cell>
          <table:table-cell table:style-name="C0"/>
        </table:table-row>
      </table:table>
      <table:table table:name="TBL_0_60"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61"/><draw:frame text:anchor-type="paragraph" draw:style-name="G75"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54">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ýběr kandidátů na rodičovské uzly</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Ověření rodičovských uzl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pagace nového listu do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pagace nového listu do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pis z autodiagnostiky</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gitální podpis auta a časové razítko</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oci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oci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ýpis z autodiagnostiky</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mobil</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oci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oci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igitální podpis auta a časové razítko</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Automobil</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ggreg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ggreg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istribuovaný orientovaný acyklický graf</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Nepotvrzený list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ýběr kandidátů na rodičovské uzly</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1</text:span></text:p>
          </table:table-cell>
          <table:table-cell table:style-name="C3">
            <text:p text:style-name="P1"><text:span text:style-name="T4"> / 64</text:span></text:p>
          </table:table-cell>
          <table:table-cell table:style-name="C0"/>
        </table:table-row>
      </table:table>
      <table:table table:name="TBL_0_61"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62"/><draw:frame text:anchor-type="paragraph" draw:style-name="G76"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Nepotvrzený list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ropagace nového listu do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Nepotvrzený list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Ověření rodičovských uzlů</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tvrzený uzel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Ověření rodičovských uzlů</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ropagace nového listu do sítě</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ýběr kandidátů na rodičovské uzly</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Zapsání nového listu grafu s dokumentem</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Uložení dokumentu do sítě IPFS</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2</text:span></text:p>
          </table:table-cell>
          <table:table-cell table:style-name="C3">
            <text:p text:style-name="P1"><text:span text:style-name="T4"> / 64</text:span></text:p>
          </table:table-cell>
          <table:table-cell table:style-name="C0"/>
        </table:table-row>
      </table:table>
      <table:table table:name="TBL_0_62"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63"/><draw:frame text:anchor-type="paragraph" draw:style-name="G77"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ložení dokumentu do sítě IPFS</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tvoře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CID dokument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Podepsání nového list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gitální podpis autora a časové razítko</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ssoci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ssoci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Digitální podpis autora a časové razítko</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očítač</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IPFS uložiš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Uložení dokumentu do sítě IPFS</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IPFS uložiš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okument</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Access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Access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uzlu v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Distribuovaný orientovaný acyklický graf</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Realiza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Realiza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Uzel sí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existujícího uzlu grafu</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existujícího uzl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uzlu v grafu</text:span></text:p>
          </table:table-cell>
          <table:covered-table-cell/>
          <table:covered-table-cell/>
          <table:table-cell table:style-name="C0"/>
        </table:table-row>
        <table:table-row table:style-name="TR61">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3</text:span></text:p>
          </table:table-cell>
          <table:table-cell table:style-name="C3">
            <text:p text:style-name="P1"><text:span text:style-name="T4"> / 64</text:span></text:p>
          </table:table-cell>
          <table:table-cell table:style-name="C0"/>
        </table:table-row>
      </table:table>
      <table:table table:name="TBL_0_63" table:style-name="TBL1">
        <table:table-column table:style-name="TC3">
</table:table-column>
        <table:table-column table:style-name="TC13">
</table:table-column>
        <table:table-column table:style-name="TC12">
</table:table-column>
        <table:table-column table:style-name="TC5">
</table:table-column>
        <table:table-column table:style-name="TC6">
</table:table-column>
        <table:table-column table:style-name="TC3">
</table:table-column>
        <table:table-row table:style-name="TR5">
          <table:table-cell table:style-name="C1" table:number-columns-spanned="6">
            <text:p><text:bookmark text:name="JR_PAGE_ANCHOR_0_64"/><draw:frame text:anchor-type="paragraph" draw:style-name="G78" svg:x="0.0in" svg:y="0.0in" svg:width="8.2638in" svg:height="0.6944in"><draw:image xlink:href="Pictures/img_0_1_0" xlink:type="simple" xlink:show="embed" xlink:actuate="onLoad"/>
</draw:frame></text:p>
          </table:table-cell>
          <table:covered-table-cell/>
          <table:covered-table-cell/>
          <table:covered-table-cell/>
          <table:covered-table-cell/>
          <table:covered-table-cell/>
        </table:table-row>
        <table:table-row table:style-name="TR6">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existujícího uzl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ředání dohledaného uzlu na výstup</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Composition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Composition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existujícího uzlu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dokumentu v IPFS</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dokumentu v IPFS</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ředání dohledaného uzlu na výstup</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dokumentu v IPFS</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Předání dohledaného uzlu na výstup</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Trigger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Trigger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Vyhledání uzlu v grafu</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Junction</text:span></text:p>
          </table:table-cell>
          <table:covered-table-cell/>
          <table:covered-table-cell/>
          <table:table-cell table:style-name="C0"/>
        </table:table-row>
        <table:table-row table:style-name="TR19">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1" table:number-columns-spanned="4">
            <text:p text:style-name="P0"><text:span text:style-name="T9">Serving relation</text:span></text:p>
          </table:table-cell>
          <table:covered-table-cell/>
          <table:covered-table-cell/>
          <table:covered-table-cell/>
          <table:table-cell table:style-name="C0"/>
        </table:table-row>
        <table:table-row table:style-name="TR2">
          <table:table-cell table:style-name="C0"/>
          <table:table-cell table:style-name="C0"/>
          <table:table-cell table:style-name="C0"/>
          <table:table-cell table:style-name="C0"/>
          <table:table-cell table:style-name="C0"/>
          <table:table-cell table:style-name="C0"/>
        </table:table-row>
        <table:table-row table:style-name="TR19">
          <table:table-cell table:style-name="C0"/>
          <table:table-cell table:style-name="C7">
            <text:p text:style-name="P1"><text:span text:style-name="T8">Type</text:span></text:p>
          </table:table-cell>
          <table:table-cell table:style-name="C8" table:number-columns-spanned="3">
            <text:p text:style-name="P1"><text:span text:style-name="T1">Serving relation</text:span></text:p>
          </table:table-cell>
          <table:covered-table-cell/>
          <table:covered-table-cell/>
          <table:table-cell table:style-name="C0"/>
        </table:table-row>
        <table:table-row table:style-name="TR19">
          <table:table-cell table:style-name="C0"/>
          <table:table-cell table:style-name="C7">
            <text:p text:style-name="P1"><text:span text:style-name="T8">Source</text:span></text:p>
          </table:table-cell>
          <table:table-cell table:style-name="C8" table:number-columns-spanned="3">
            <text:p text:style-name="P1"><text:span text:style-name="T1">IPFS uložiště</text:span></text:p>
          </table:table-cell>
          <table:covered-table-cell/>
          <table:covered-table-cell/>
          <table:table-cell table:style-name="C0"/>
        </table:table-row>
        <table:table-row table:style-name="TR19">
          <table:table-cell table:style-name="C0"/>
          <table:table-cell table:style-name="C7">
            <text:p text:style-name="P1"><text:span text:style-name="T8">Target</text:span></text:p>
          </table:table-cell>
          <table:table-cell table:style-name="C8" table:number-columns-spanned="3">
            <text:p text:style-name="P1"><text:span text:style-name="T1">Vyhledání dokumentu v IPFS</text:span></text:p>
          </table:table-cell>
          <table:covered-table-cell/>
          <table:covered-table-cell/>
          <table:table-cell table:style-name="C0"/>
        </table:table-row>
        <table:table-row table:style-name="TR62">
          <table:table-cell table:style-name="C0"/>
          <table:table-cell table:style-name="C0"/>
          <table:table-cell table:style-name="C0"/>
          <table:table-cell table:style-name="C0"/>
          <table:table-cell table:style-name="C0"/>
          <table:table-cell table:style-name="C0"/>
        </table:table-row>
        <table:table-row table:style-name="TR5">
          <table:table-cell table:style-name="C0"/>
          <table:table-cell table:style-name="C3" table:number-columns-spanned="2">
            <text:p text:style-name="P1"><text:span text:style-name="T4">Servisní a provozní historie</text:span></text:p>
          </table:table-cell>
          <table:covered-table-cell/>
          <table:table-cell table:style-name="C4">
            <text:p text:style-name="P2"><text:span text:style-name="T4">64</text:span></text:p>
          </table:table-cell>
          <table:table-cell table:style-name="C3">
            <text:p text:style-name="P1"><text:span text:style-name="T4"> / 64</text:span></text:p>
          </table:table-cell>
          <table:table-cell table:style-name="C0"/>
        </table:table-row>
      </table:tabl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tyles>
    <draw:stroke-dash draw:name="Dashed" draw:display-name="Dashed" draw:style="rect" draw:dots1="1" draw:dots1-length="0.05cm" draw:dots2="1" draw:dots2-length="0.05cm" draw:distance="0.05cm"/>
    <style:default-style style:family="paragraph">
      <style:paragraph-properties style:tab-stop-distance="0.5555in"/>
    </style:default-style>
  </office:styles>
  <office:automatic-styles>
    <style:page-layout style:name="page_0">
      <style:page-layout-properties fo:page-width="8.2639in" fo:page-height="11.6944in" fo:margin-top="0in" fo:margin-bottom="0in" fo:margin-left="0in" fo:margin-right="0in" style:print-orientation="portrait"/>
    </style:page-layout>
  </office:automatic-styles>
  <office:master-styles>
    <style:master-page style:name="master_0" style:page-layout-name="page_0"/>
  </office:master-styles>
</office:document-styles>
</file>

<file path=meta.xml><?xml version="1.0" encoding="utf-8"?>
<office:document-meta xmlns:office="urn:oasis:names:tc:opendocument:xmlns:office:1.0" office:version="1.1"/>
</file>